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</office:font-face-decls>
  <office:automatic-styles>
    <style:style style:name="Tabella2" style:family="table">
      <style:table-properties style:width="16.955cm" fo:margin-left="0cm" fo:margin-right="0.048cm" table:align="margins" style:writing-mode="lr-tb"/>
    </style:style>
    <style:style style:name="Tabella2.A" style:family="table-column">
      <style:table-column-properties style:column-width="3.383cm" style:rel-column-width="13080*"/>
    </style:style>
    <style:style style:name="Tabella2.B" style:family="table-column">
      <style:table-column-properties style:column-width="13.571cm" style:rel-column-width="52455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3" style:family="table">
      <style:table-properties style:width="17.002cm" table:align="margins" style:writing-mode="lr-tb"/>
    </style:style>
    <style:style style:name="Tabella3.A" style:family="table-column">
      <style:table-column-properties style:column-width="10.927cm" style:rel-column-width="42119*"/>
    </style:style>
    <style:style style:name="Tabella3.B" style:family="table-column">
      <style:table-column-properties style:column-width="6.075cm" style:rel-column-width="23416*"/>
    </style:style>
    <style:style style:name="Tabella3.A1" style:family="table-cell">
      <style:table-cell-properties fo:padding="0.097cm" fo:border="none"/>
    </style:style>
    <style:style style:name="Tabella4" style:family="table">
      <style:table-properties style:width="17.02cm" fo:margin-left="-0.028cm" fo:margin-right="0.011cm" table:align="margins" style:writing-mode="lr-tb"/>
    </style:style>
    <style:style style:name="Tabella4.A" style:family="table-column">
      <style:table-column-properties style:column-width="5.602cm" style:rel-column-width="21573*"/>
    </style:style>
    <style:style style:name="Tabella4.B" style:family="table-column">
      <style:table-column-properties style:column-width="3.884cm" style:rel-column-width="14955*"/>
    </style:style>
    <style:style style:name="Tabella4.C" style:family="table-column">
      <style:table-column-properties style:column-width="7.534cm" style:rel-column-width="29007*"/>
    </style:style>
    <style:style style:name="Tabella4.A1" style:family="table-cell">
      <style:table-cell-properties fo:padding="0.097cm" fo:border-left="none" fo:border-right="none" fo:border-top="0.002cm solid #000000" fo:border-bottom="none"/>
    </style:style>
    <style:style style:name="Tabella4.A2" style:family="table-cell">
      <style:table-cell-properties fo:padding="0.097cm" fo:border="none"/>
    </style:style>
    <style:style style:name="Tabella5" style:family="table">
      <style:table-properties style:width="10.622cm" fo:margin-left="6.369cm" fo:margin-right="0.011cm" table:align="margins" style:writing-mode="lr-tb"/>
    </style:style>
    <style:style style:name="Tabella5.A" style:family="table-column">
      <style:table-column-properties style:column-width="1.914cm" style:rel-column-width="11807*"/>
    </style:style>
    <style:style style:name="Tabella5.B" style:family="table-column">
      <style:table-column-properties style:column-width="2.212cm" style:rel-column-width="13643*"/>
    </style:style>
    <style:style style:name="Tabella5.C" style:family="table-column">
      <style:table-column-properties style:column-width="1.254cm" style:rel-column-width="7734*"/>
    </style:style>
    <style:style style:name="Tabella5.D" style:family="table-column">
      <style:table-column-properties style:column-width="1.617cm" style:rel-column-width="9982*"/>
    </style:style>
    <style:style style:name="Tabella5.E" style:family="table-column">
      <style:table-column-properties style:column-width="1.55cm" style:rel-column-width="9569*"/>
    </style:style>
    <style:style style:name="Tabella5.F" style:family="table-column">
      <style:table-column-properties style:column-width="2.074cm" style:rel-column-width="12800*"/>
    </style:style>
    <style:style style:name="Tabella5.A1" style:family="table-cell">
      <style:table-cell-properties fo:padding="0.097cm" fo:border="none"/>
    </style:style>
    <style:style style:name="Tabella6" style:family="table">
      <style:table-properties style:width="10.622cm" fo:margin-left="6.369cm" fo:margin-right="0.011cm" table:align="margins" style:writing-mode="lr-tb"/>
    </style:style>
    <style:style style:name="Tabella6.A" style:family="table-column">
      <style:table-column-properties style:column-width="1.914cm" style:rel-column-width="11807*"/>
    </style:style>
    <style:style style:name="Tabella6.B" style:family="table-column">
      <style:table-column-properties style:column-width="2.212cm" style:rel-column-width="13643*"/>
    </style:style>
    <style:style style:name="Tabella6.C" style:family="table-column">
      <style:table-column-properties style:column-width="1.254cm" style:rel-column-width="7734*"/>
    </style:style>
    <style:style style:name="Tabella6.D" style:family="table-column">
      <style:table-column-properties style:column-width="1.617cm" style:rel-column-width="9982*"/>
    </style:style>
    <style:style style:name="Tabella6.E" style:family="table-column">
      <style:table-column-properties style:column-width="1.55cm" style:rel-column-width="9569*"/>
    </style:style>
    <style:style style:name="Tabella6.F" style:family="table-column">
      <style:table-column-properties style:column-width="2.074cm" style:rel-column-width="12800*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0.622cm" fo:margin-left="6.369cm" fo:margin-right="0.011cm" table:align="margins" style:writing-mode="lr-tb"/>
    </style:style>
    <style:style style:name="Tabella7.A" style:family="table-column">
      <style:table-column-properties style:column-width="1.914cm" style:rel-column-width="11807*"/>
    </style:style>
    <style:style style:name="Tabella7.B" style:family="table-column">
      <style:table-column-properties style:column-width="2.212cm" style:rel-column-width="13643*"/>
    </style:style>
    <style:style style:name="Tabella7.C" style:family="table-column">
      <style:table-column-properties style:column-width="1.254cm" style:rel-column-width="7734*"/>
    </style:style>
    <style:style style:name="Tabella7.D" style:family="table-column">
      <style:table-column-properties style:column-width="1.617cm" style:rel-column-width="9982*"/>
    </style:style>
    <style:style style:name="Tabella7.E" style:family="table-column">
      <style:table-column-properties style:column-width="1.55cm" style:rel-column-width="9569*"/>
    </style:style>
    <style:style style:name="Tabella7.F" style:family="table-column">
      <style:table-column-properties style:column-width="2.074cm" style:rel-column-width="12800*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0.622cm" fo:margin-left="6.369cm" fo:margin-right="0.011cm" table:align="margins" style:writing-mode="lr-tb"/>
    </style:style>
    <style:style style:name="Tabella8.A" style:family="table-column">
      <style:table-column-properties style:column-width="1.914cm" style:rel-column-width="11807*"/>
    </style:style>
    <style:style style:name="Tabella8.B" style:family="table-column">
      <style:table-column-properties style:column-width="2.212cm" style:rel-column-width="13643*"/>
    </style:style>
    <style:style style:name="Tabella8.C" style:family="table-column">
      <style:table-column-properties style:column-width="1.254cm" style:rel-column-width="7734*"/>
    </style:style>
    <style:style style:name="Tabella8.D" style:family="table-column">
      <style:table-column-properties style:column-width="1.617cm" style:rel-column-width="9982*"/>
    </style:style>
    <style:style style:name="Tabella8.E" style:family="table-column">
      <style:table-column-properties style:column-width="1.55cm" style:rel-column-width="9569*"/>
    </style:style>
    <style:style style:name="Tabella8.F" style:family="table-column">
      <style:table-column-properties style:column-width="2.074cm" style:rel-column-width="12800*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10.622cm" fo:margin-left="6.369cm" fo:margin-right="0.011cm" table:align="margins" style:writing-mode="lr-tb"/>
    </style:style>
    <style:style style:name="Tabella9.A" style:family="table-column">
      <style:table-column-properties style:column-width="1.914cm" style:rel-column-width="11807*"/>
    </style:style>
    <style:style style:name="Tabella9.B" style:family="table-column">
      <style:table-column-properties style:column-width="2.212cm" style:rel-column-width="13643*"/>
    </style:style>
    <style:style style:name="Tabella9.C" style:family="table-column">
      <style:table-column-properties style:column-width="1.254cm" style:rel-column-width="7734*"/>
    </style:style>
    <style:style style:name="Tabella9.D" style:family="table-column">
      <style:table-column-properties style:column-width="1.617cm" style:rel-column-width="9982*"/>
    </style:style>
    <style:style style:name="Tabella9.E" style:family="table-column">
      <style:table-column-properties style:column-width="1.55cm" style:rel-column-width="9569*"/>
    </style:style>
    <style:style style:name="Tabella9.F" style:family="table-column">
      <style:table-column-properties style:column-width="2.074cm" style:rel-column-width="12800*"/>
    </style:style>
    <style:style style:name="Tabella9.A1" style:family="table-cell">
      <style:table-cell-properties fo:padding="0.097cm" fo:border="none"/>
    </style:style>
    <style:style style:name="Tabella10" style:family="table">
      <style:table-properties style:width="17.002cm" table:align="margins" style:writing-mode="lr-tb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02cm" style:rel-column-width="32768*"/>
    </style:style>
    <style:style style:name="Tabella10.A1" style:family="table-cell">
      <style:table-cell-properties fo:padding="0.097cm" fo:border="none"/>
    </style:style>
    <style:style style:name="P1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" fo:font-size="9pt" style:font-size-asian="9pt" style:font-size-complex="9pt"/>
    </style:style>
    <style:style style:name="P2" style:family="paragraph" style:parent-style-name="Footer">
      <style:text-properties style:font-name="Arial" fo:font-size="9pt" style:font-size-asian="9pt" style:font-size-complex="9pt"/>
    </style:style>
    <style:style style:name="P3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9pt" style:font-size-asian="9pt" style:font-size-complex="9pt"/>
    </style:style>
    <style:style style:name="P4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5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6" style:family="paragraph" style:parent-style-name="Normale">
      <style:paragraph-properties fo:margin-left="0cm" fo:margin-right="0cm" fo:text-align="justify" style:justify-single-word="false" fo:text-indent="1.251cm" style:auto-text-indent="false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language="it" fo:country="IT" style:font-size-asian="12pt" style:font-name-complex="Times New Roman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language="it" fo:country="IT" style:font-size-asian="12pt" style:font-name-complex="Times New Roman" style:font-size-complex="12pt"/>
    </style:style>
    <style:style style:name="P9" style:family="paragraph" style:parent-style-name="Standard"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solid" style:text-underline-width="auto" style:text-underline-color="font-color" fo:font-weight="normal" style:font-size-asian="12pt" style:font-weight-asian="normal" style:font-name-complex="Times New Roman" style:font-weight-complex="normal"/>
    </style:style>
    <style:style style:name="P13" style:family="paragraph" style:parent-style-name="Standard">
      <style:text-properties style:font-name="Times New Roman" fo:font-size="12pt" fo:language="it" fo:country="IT" fo:font-weight="bold" style:font-size-asian="12pt" style:font-weight-asian="bold" style:font-name-complex="Times New Roman"/>
    </style:style>
    <style:style style:name="P14" style:family="paragraph" style:parent-style-name="Standard">
      <style:text-properties style:font-name="Times New Roman" fo:font-size="12pt" fo:language="it" fo:country="IT" style:text-underline-style="none" fo:font-weight="bold" style:font-size-asian="12pt" style:font-weight-asian="bold" style:font-name-complex="Times New Roman"/>
    </style:style>
    <style:style style:name="P15" style:family="paragraph" style:parent-style-name="Standard">
      <style:text-properties style:font-name="Times New Roman" fo:font-size="12pt" fo:language="it" fo:country="IT" style:text-underline-style="none" fo:font-weight="bold" style:font-size-asian="12pt" style:font-weight-asian="bold" style:font-name-complex="Times New Roman" style:font-weight-complex="normal"/>
    </style:style>
    <style:style style:name="P16" style:family="paragraph" style:parent-style-name="Standard">
      <style:text-properties style:font-name="Times New Roman" fo:font-size="12pt" fo:language="it" fo:country="IT" style:text-underline-style="none" fo:font-weight="bold" style:font-size-asian="12pt" style:font-weight-asian="bold" style:font-name-complex="Times New Roman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none" fo:font-weight="bold" style:font-size-asian="12pt" style:font-weight-asian="bold" style:font-name-complex="Times New Roman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fo:language="it" fo:country="IT" style:text-underline-style="none" fo:font-weight="bold" style:font-size-asian="12pt" style:font-weight-asian="bold" style:font-name-complex="Times New Roman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20" style:family="paragraph" style:parent-style-name="Standard">
      <style:text-properties style:font-name="Times New Roman" fo:font-size="12pt" fo:language="it" fo:country="IT" style:text-underline-style="none" fo:font-weight="normal" style:font-size-asian="12pt" style:font-weight-asian="normal" style:font-name-complex="Times New Roman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6pt" fo:language="it" fo:country="IT" fo:font-weight="bold" style:font-size-asian="16pt" style:font-weight-asian="bold" style:font-name-complex="Times New Roman"/>
    </style:style>
    <style:style style:name="P23" style:family="paragraph" style:parent-style-name="Standard">
      <style:text-properties style:font-name="Times New Roman" fo:font-size="11pt" fo:language="it" fo:country="IT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P24" style:family="paragraph" style:parent-style-name="Standard">
      <style:text-properties style:font-name="Times New Roman" fo:font-size="11pt" fo:language="it" fo:country="I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P25" style:family="paragraph" style:parent-style-name="Standard">
      <style:text-properties fo:font-size="11pt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bold" fo:background-color="transparent" style:font-size-asian="11pt" style:language-asian="zxx" style:country-asian="none" style:font-style-asian="normal" style:font-weight-asian="bold" style:font-name-complex="Times New Roman" style:font-size-complex="11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normal" fo:background-color="transparent" style:font-size-asian="11pt" style:font-weight-asian="normal" style:font-name-complex="Times New Roman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bold" fo:background-color="transparent" style:font-size-asian="11pt" style:font-weight-asian="bold" style:font-name-complex="Times New Roman" style:font-size-complex="11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fo:font-style="normal" style:text-underline-style="none" fo:font-weight="normal" style:font-size-asian="12pt" style:language-asian="zxx" style:country-asian="none" style:font-style-asian="normal" style:font-weight-asian="normal" style:font-name-complex="Times New Roman" style:font-style-complex="normal" style:font-weight-complex="normal"/>
    </style:style>
    <style:style style:name="P34" style:family="paragraph" style:parent-style-name="Standard">
      <style:text-properties style:use-window-font-color="true" style:font-name="Times New Roman" fo:font-size="12pt" fo:language="it" fo:country="IT" fo:font-style="normal" style:text-underline-style="none" fo:font-weight="bold" style:font-size-asian="12pt" style:language-asian="zxx" style:country-asian="none" style:font-style-asian="normal" style:font-weight-asian="bold" style:font-name-complex="Times New Roman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fo:font-style="normal" style:text-underline-style="none" fo:font-weight="bold" style:font-size-asian="12pt" style:language-asian="zxx" style:country-asian="none" style:font-style-asian="normal" style:font-weight-asian="bold" style:font-name-complex="Times New Roman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39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style:font-size-asian="12pt" style:font-weight-asian="bold" style:font-name-complex="Times New Roman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ff3333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Standard">
      <style:paragraph-properties fo:margin-left="1.588cm" fo:margin-right="0.385cm" fo:orphans="2" fo:widows="2" fo:hyphenation-ladder-count="no-limit" fo:text-indent="-1.468cm" style:auto-text-indent="false" style:text-autospace="none" style:punctuation-wrap="simple" style:vertical-align="baseline" style:writing-mode="lr-tb">
        <style:tab-stops>
          <style:tab-stop style:position="0cm"/>
          <style:tab-stop style:position="1.499cm"/>
        </style:tab-stops>
      </style:paragraph-properties>
      <style:text-properties style:font-name="Times New Roman" fo:font-size="11pt" style:font-size-asian="11pt" style:font-size-complex="11pt" fo:hyphenate="false" fo:hyphenation-remain-char-count="2" fo:hyphenation-push-char-count="2"/>
    </style:style>
    <style:style style:name="P44" style:family="paragraph" style:parent-style-name="Standard">
      <style:paragraph-properties fo:margin-left="1.588cm" fo:margin-right="0.385cm" fo:text-indent="-1.468cm" style:auto-text-indent="false">
        <style:tab-stops>
          <style:tab-stop style:position="0cm"/>
          <style:tab-stop style:position="1.499cm"/>
        </style:tab-stops>
      </style:paragraph-properties>
      <style:text-properties style:font-name="Times New Roman" fo:font-size="11pt" fo:language="it" fo:country="IT" style:text-underline-style="none" fo:font-weight="normal" style:font-size-asian="11pt" style:font-weight-asian="normal" style:font-size-complex="11pt" style:font-weight-complex="normal"/>
    </style:style>
    <style:style style:name="P45" style:family="paragraph" style:parent-style-name="Table_20_Contents">
      <style:text-properties style:font-name="Times New Roman" fo:font-size="11pt" style:font-size-asian="11pt" style:font-size-complex="11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/>
    </style:style>
    <style:style style:name="P47" style:family="paragraph" style:parent-style-name="Table_20_Contents">
      <style:paragraph-properties fo:text-align="end" style:justify-single-word="false"/>
      <style:text-properties style:font-name="Times New Roman"/>
    </style:style>
    <style:style style:name="P48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49" style:family="paragraph" style:parent-style-name="Standard" style:master-page-name="MPF0">
      <style:paragraph-properties fo:text-align="center" style:justify-single-word="false" style:page-number="auto" fo:break-before="page"/>
      <style:text-properties style:font-name="Times New Roman" fo:font-size="15pt" fo:language="it" fo:country="IT" fo:font-weight="bold" style:font-size-asian="15pt" style:font-weight-asian="bold" style:font-name-complex="Times New Roman" style:font-size-complex="15pt"/>
    </style:style>
    <style:style style:name="P50" style:family="paragraph" style:parent-style-name="Standard" style:list-style-name="WW8Num5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5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language="it" fo:country="IT" fo:font-weight="bold" style:font-size-asian="11pt" style:font-weight-asian="bold" style:font-name-complex="Times New Roman" style:font-size-complex="11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language="it" fo:country="IT" style:text-underline-style="solid" style:text-underline-width="auto" style:text-underline-color="font-color" fo:font-weight="bold" style:font-weight-asian="bold" style:font-name-complex="Times New Roman"/>
    </style:style>
    <style:style style:name="T6" style:family="text">
      <style:text-properties fo:language="it" fo:country="IT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7" style:family="text">
      <style:text-properties fo:language="it" fo:country="IT" style:font-name-complex="Times New Roman"/>
    </style:style>
    <style:style style:name="T8" style:family="text">
      <style:text-properties fo:language="it" fo:country="IT" style:text-underline-style="none" fo:font-weight="bold" style:font-weight-asian="bold" style:font-name-complex="Times New Roman"/>
    </style:style>
    <style:style style:name="T9" style:family="text">
      <style:text-properties fo:language="it" fo:country="IT" style:text-underline-style="none" fo:font-weight="bold" style:font-weight-asian="bold" style:font-name-complex="Times New Roman" style:font-weight-complex="bold"/>
    </style:style>
    <style:style style:name="T10" style:family="text">
      <style:text-properties fo:language="it" fo:country="IT" style:text-underline-style="none" fo:font-weight="normal" style:font-weight-asian="normal" style:font-name-complex="Times New Roman" style:font-weight-complex="normal"/>
    </style:style>
    <style:style style:name="T11" style:family="text">
      <style:text-properties fo:language="it" fo:country="IT" style:text-underline-style="none" fo:font-weight="normal" style:language-asian="zxx" style:country-asian="none" style:font-weight-asian="normal" style:font-name-complex="Times New Roman" style:font-weight-complex="normal"/>
    </style:style>
    <style:style style:name="T12" style:family="text">
      <style:text-properties fo:language="it" fo:country="IT" fo:font-style="italic" style:text-underline-style="none" fo:font-weight="normal" fo:background-color="#00ff00" style:language-asian="zxx" style:country-asian="none" style:font-style-asian="italic" style:font-weight-asian="normal" style:font-name-complex="Times New Roman" style:font-style-complex="italic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 style:font-weight-complex="bold"/>
    </style:style>
    <style:style style:name="T15" style:family="text">
      <style:text-properties style:font-name="Times New Roman" fo:font-size="12pt" fo:language="it" fo:country="IT" style:text-underline-style="none" fo:font-weight="normal" style:font-size-asian="12pt" style:font-weight-asian="normal" style:font-name-complex="Times New Roman" style:font-weight-complex="normal"/>
    </style:style>
    <style:style style:name="T16" style:family="text">
      <style:text-properties style:font-name="Times New Roman" fo:language="it" fo:country="IT" style:text-underline-style="none" fo:font-weight="normal" style:font-weight-asian="normal" style:font-name-complex="Times New Roman" style:font-weight-complex="normal"/>
    </style:style>
    <style:style style:name="T17" style:family="text">
      <style:text-properties style:font-name="Times New Roman" fo:font-size="11pt" fo:language="it" fo:country="IT" fo:font-style="italic" style:text-underline-style="none" fo:font-weight="normal" fo:background-color="#00ff00" style:font-size-asian="11pt" style:language-asian="zxx" style:country-asian="none" style:font-style-asian="italic" style:font-weight-asian="normal" style:font-name-complex="Times New Roman" style:font-size-complex="11pt" style:font-style-complex="italic" style:font-weight-complex="normal"/>
    </style:style>
    <style:style style:name="T18" style:family="text">
      <style:text-properties style:font-name="Times New Roman" fo:font-size="11pt" fo:language="it" fo:country="IT" fo:font-style="italic" style:text-underline-style="none" fo:font-weight="normal" fo:background-color="transparent" style:font-size-asian="11pt" style:language-asian="zxx" style:country-asian="none" style:font-style-asian="italic" style:font-weight-asian="normal" style:font-name-complex="Times New Roman" style:font-size-complex="11pt" style:font-style-complex="italic" style:font-weight-complex="normal"/>
    </style:style>
    <style:style style:name="T19" style:family="text">
      <style:text-properties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T20" style:family="text">
      <style:text-properties style:font-name-complex="Times New Roman"/>
    </style:style>
    <style:style style:name="T21" style:family="text">
      <style:text-properties fo:color="#ff0000" fo:language="it" fo:country="IT" fo:font-style="italic" style:text-underline-style="none" fo:font-weight="normal" style:language-asian="zxx" style:country-asian="none" style:font-style-asian="italic" style:font-weight-asian="normal" style:font-name-complex="Times New Roman" style:font-style-complex="italic" style:font-weight-complex="normal"/>
    </style:style>
    <style:style style:name="T22" style:family="text">
      <style:text-properties fo:color="#ff0000" style:font-name="Times New Roman" fo:font-size="11pt" fo:language="it" fo:country="IT" fo:font-style="italic" style:text-underline-style="none" fo:font-weight="normal" style:font-size-asian="11pt" style:language-asian="zxx" style:country-asian="none" style:font-style-asian="italic" style:font-weight-asian="normal" style:font-name-complex="Times New Roman" style:font-size-complex="11pt" style:font-style-complex="italic" style:font-weight-complex="normal"/>
    </style:style>
    <style:style style:name="T23" style:family="text">
      <style:text-properties fo:color="#ff0000" style:font-name="Times New Roman" fo:font-size="11pt" fo:language="it" fo:country="IT" fo:font-style="italic" style:text-underline-style="none" fo:font-weight="normal" fo:background-color="transparent" style:font-size-asian="11pt" style:language-asian="zxx" style:country-asian="none" style:font-style-asian="italic" style:font-weight-asian="normal" style:font-name-complex="Times New Roman" style:font-size-complex="11pt" style:font-style-complex="italic" style:font-weight-complex="normal"/>
    </style:style>
    <style:style style:name="T24" style:family="text">
      <style:text-properties fo:color="#ff0000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T25" style:family="text">
      <style:text-properties fo:background-color="transparent"/>
    </style:style>
    <style:style style:name="T26" style:family="text">
      <style:text-properties fo:font-style="normal" style:language-asian="zxx" style:country-asian="none" style:font-style-asian="normal" style:font-style-complex="normal"/>
    </style:style>
    <style:style style:name="T27" style:family="text">
      <style:text-properties fo:font-style="normal" fo:background-color="transparent" style:language-asian="zxx" style:country-asian="none" style:font-style-asian="normal" style:font-style-complex="normal"/>
    </style:style>
    <style:style style:name="T28" style:family="text"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checkbox form:name="Casella di controllo 1" form:control-implementation="ooo:com.sun.star.form.component.CheckBox" xml:id="control1" form:id="control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" form:id="control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" form:id="control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" form:id="control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" form:id="control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" form:id="control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" form:id="control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" form:id="control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4" form:control-implementation="ooo:com.sun.star.form.component.CheckBox" xml:id="control9" form:id="control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" form:id="control1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" form:id="control1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" form:id="control1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" form:id="control1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4" form:id="control14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5" form:id="control15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6" form:id="control16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7" form:id="control17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8" form:id="control18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9" form:id="control19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0" form:id="control20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1" form:id="control21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2" form:id="control22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3" form:id="control23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4" form:id="control24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5" form:id="control25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6" form:id="control26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7" form:id="control27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8" form:id="control28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9" form:id="control29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30" form:id="control30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31" form:id="control31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2" form:id="control3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3" form:id="control3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4" form:id="control3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5" form:id="control3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6" form:id="control3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7" form:id="control3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8" form:id="control3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9" form:id="control3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0" form:id="control4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1" form:id="control4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2" form:id="control4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3" form:id="control4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4" form:id="control4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5" form:id="control4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6" form:id="control4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7" form:id="control4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8" form:id="control4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9" form:id="control4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0" form:id="control5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1" form:id="control5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2" form:id="control5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3" form:id="control5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4" form:id="control5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5" form:id="control5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6" form:id="control5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7" form:id="control5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8" form:id="control5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9" form:id="control5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0" form:id="control6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1" form:id="control6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2" form:id="control6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3" form:id="control6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4" form:id="control6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5" form:id="control6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6" form:id="control6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7" form:id="control6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8" form:id="control6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9" form:id="control6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0" form:id="control7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1" form:id="control7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2" form:id="control7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3" form:id="control7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4" form:id="control7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5" form:id="control7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6" form:id="control7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7" form:id="control7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8" form:id="control7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9" form:id="control7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0" form:id="control8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1" form:id="control8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2" form:id="control8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3" form:id="control8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4" form:id="control8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5" form:id="control8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6" form:id="control8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7" form:id="control8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8" form:id="control8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9" form:id="control8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0" form:id="control9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1" form:id="control9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2" form:id="control9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3" form:id="control9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4" form:id="control9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5" form:id="control9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6" form:id="control9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7" form:id="control9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8" form:id="control9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9" form:id="control9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0" form:id="control10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1" form:id="control10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2" form:id="control10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3" form:id="control10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4" form:id="control10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5" form:id="control10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6" form:id="control10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7" form:id="control10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8" form:id="control10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9" form:id="control10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0" form:id="control11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1" form:id="control11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2" form:id="control11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3" form:id="control11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4" form:id="control11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5" form:id="control11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6" form:id="control11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7" form:id="control11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8" form:id="control11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9" form:id="control11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0" form:id="control12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1" form:id="control12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2" form:id="control12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3" form:id="control12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4" form:id="control12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5" form:id="control12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6" form:id="control12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7" form:id="control12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8" form:id="control12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9" form:id="control12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0" form:id="control13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1" form:id="control13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2" form:id="control13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3" form:id="control13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4" form:id="control13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5" form:id="control13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6" form:id="control13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7" form:id="control13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8" form:id="control13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9" form:id="control13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2" form:control-implementation="ooo:com.sun.star.form.component.CheckBox" xml:id="control140" form:id="control140" form:label="Casella di controllo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2" form:control-implementation="ooo:com.sun.star.form.component.CheckBox" xml:id="control141" form:id="control141" form:label="Casella di controllo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SETTORE PIANIFICAZIONE TERRITORIALE </text:p>
      <text:p text:style-name="P22"><text:span text:style-name="T4">Servizio Edilizia Privata</text:span> <text:s text:c="2"/></text:p>
      <text:p text:style-name="P22"><text:s text:c="17"/></text:p>
      <text:p text:style-name="P21"><text:span text:style-name="T5">DATA di presentazione</text:span><text:span text:style-name="T7">: </text:span><text:span text:style-name="T3">[data_presentazione]</text:span><text:span text:style-name="T7"> <text:s/><text:tab/></text:span><text:span text:style-name="T5">PROTOCOLLO n°</text:span><text:span text:style-name="T7">:</text:span><text:span text:style-name="T3"> [protocollo] </text:span><text:span text:style-name="T7">del </text:span><text:span text:style-name="T3">[data_protocollo]</text:span></text:p>
      <text:p text:style-name="P8"/>
      <text:p text:style-name="P21"><text:span text:style-name="T5">RICHIEDENTE:</text:span><text:span text:style-name="T8"><text:tab/></text:span><text:span text:style-name="T9">[richiedenti.nominativo;block=tbs:p]</text:span></text:p>
      <text:p text:style-name="P21"><text:span text:style-name="T6">PROPRIETARIO <text:s text:c="3"/></text:span><text:span text:style-name="T7">(se diverso da richiedente) : _______________________</text:span></text:p>
      <text:p text:style-name="P10">PROGETTISTA:<text:span text:style-name="T13"> <text:tab/></text:span><text:span text:style-name="T13">[elenco_progettisti]</text:span></text:p>
      <text:p text:style-name="P7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9">INTERVENTO:</text:p>
          </table:table-cell>
          <table:table-cell table:style-name="Tabella2.B1" office:value-type="string">
            <text:p text:style-name="P13">[oggetto] presso l’immobile sito in Savona, [ubicazione].</text:p>
            <text:p text:style-name="P13"/>
          </table:table-cell>
        </table:table-row>
      </table:table>
      <text:p text:style-name="P9"/>
      <text:p text:style-name="P9">Tipo di intervento:</text:p>
      <text:p text:style-name="P23"><draw:control text:anchor-type="as-char" draw:z-index="0" draw:style-name="gr1" draw:text-style-name="P51" svg:width="0.553cm" svg:height="0.458cm" draw:control="control1"/><text:tab/>Nuova Costruzione <text:s/></text:p>
      <text:p text:style-name="P23"><draw:control text:anchor-type="as-char" draw:z-index="1" draw:style-name="gr1" draw:text-style-name="P51" svg:width="0.553cm" svg:height="0.458cm" draw:control="control2"/><text:tab/>Sostituzione edilizia:</text:p>
      <text:p text:style-name="P23"><draw:control text:anchor-type="as-char" draw:z-index="2" draw:style-name="gr1" draw:text-style-name="P51" svg:width="0.553cm" svg:height="0.458cm" draw:control="control3"/><text:tab/>Accertamento di conformità:</text:p>
      <text:p text:style-name="P23"/>
      <text:p text:style-name="Standard"><text:span text:style-name="T14">Tipo di provvedimento</text:span><text:span text:style-name="T15">:</text:span></text:p>
      <text:p text:style-name="P25"><text:span text:style-name="T16"><draw:control text:anchor-type="as-char" draw:z-index="3" draw:style-name="gr1" draw:text-style-name="P51" svg:width="0.553cm" svg:height="0.458cm" draw:control="control4"/></text:span><text:span text:style-name="T16"><text:tab/>Permesso di costruire</text:span></text:p>
      <text:p text:style-name="P25"><text:span text:style-name="T16"><draw:control text:anchor-type="as-char" draw:z-index="4" draw:style-name="gr1" draw:text-style-name="P51" svg:width="0.553cm" svg:height="0.458cm" draw:control="control5"/></text:span><text:span text:style-name="T16"><text:tab/>Accertamento di conformità</text:span></text:p>
      <text:p text:style-name="P25"><text:span text:style-name="T16"><draw:control text:anchor-type="as-char" draw:z-index="5" draw:style-name="gr1" draw:text-style-name="P51" svg:width="0.553cm" svg:height="0.458cm" draw:control="control6"/></text:span><text:span text:style-name="T16"><text:tab/>Atto di assenso nell'ambito di procedimento di competenza <text:tab/></text:span><text:span text:style-name="T16"><draw:control text:anchor-type="as-char" draw:z-index="6" draw:style-name="gr1" draw:text-style-name="P51" svg:width="0.553cm" svg:height="0.458cm" draw:control="control7"/></text:span><text:span text:style-name="T16"><text:tab/>SUAP</text:span></text:p>
      <text:p text:style-name="P25"><text:span text:style-name="T16"><text:tab/><text:tab/><text:tab/><text:tab/><text:tab/><text:tab/><text:tab/><text:tab/><text:tab/></text:span><text:span text:style-name="T16"><draw:control text:anchor-type="as-char" draw:z-index="7" draw:style-name="gr1" draw:text-style-name="P51" svg:width="0.553cm" svg:height="0.458cm" draw:control="control8"/></text:span><text:span text:style-name="T16"><text:tab/>Altra amministrazione</text:span></text:p>
      <text:p text:style-name="P15">AVVIO DEL PROCEDIMENTO <text:s/></text:p>
      <text:p text:style-name="P23"><draw:control text:anchor-type="as-char" draw:z-index="8" draw:style-name="gr1" draw:text-style-name="P51" svg:width="0.553cm" svg:height="0.458cm" draw:control="control9"/> <text:tab/>Comunicato con nota prot._____ del _____</text:p>
      <text:p text:style-name="P16"/>
      <text:p text:style-name="P16">TITOLARITA' E LEGITTIMITA'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43"><text:span text:style-name="T10"><draw:control text:anchor-type="as-char" draw:z-index="9" draw:style-name="gr1" draw:text-style-name="P51" svg:width="0.553cm" svg:height="0.458cm" draw:control="control10"/></text:span><text:span text:style-name="T10"><text:tab/>E' stata verificata la titolarità ad eseguire l'intervento</text:span></text:p>
          </table:table-cell>
          <table:table-cell table:style-name="Tabella3.A1" office:value-type="string">
            <text:p text:style-name="P45"/>
          </table:table-cell>
        </table:table-row>
        <table:table-row>
          <table:table-cell table:style-name="Tabella3.A1" office:value-type="string">
            <text:p text:style-name="P44"><text:span text:style-name="T20"><draw:control text:anchor-type="as-char" draw:z-index="10" draw:style-name="gr1" draw:text-style-name="P51" svg:width="0.553cm" svg:height="0.458cm" draw:control="control11"/></text:span><text:span text:style-name="T20"><text:tab/>E' stata verificata la legittimità degli immobili oggetto di intervento</text:span></text:p>
          </table:table-cell>
          <table:table-cell table:style-name="Tabella3.A1" office:value-type="string">
            <text:p text:style-name="P44"><text:span text:style-name="T20"><draw:control text:anchor-type="as-char" draw:z-index="11" draw:style-name="gr1" draw:text-style-name="P51" svg:width="0.553cm" svg:height="0.458cm" draw:control="control12"/></text:span><text:span text:style-name="T20"><text:tab/>Prodotta documentazione</text:span></text:p>
          </table:table-cell>
        </table:table-row>
        <table:table-row>
          <table:table-cell table:style-name="Tabella3.A1" office:value-type="string">
            <text:p text:style-name="P44"/>
          </table:table-cell>
          <table:table-cell table:style-name="Tabella3.A1" office:value-type="string">
            <text:p text:style-name="P44"><text:span text:style-name="T20"><draw:control text:anchor-type="as-char" draw:z-index="12" draw:style-name="gr1" draw:text-style-name="P51" svg:width="0.553cm" svg:height="0.458cm" draw:control="control13"/></text:span><text:span text:style-name="T20"><text:tab/>Autocertificazione</text:span></text:p>
          </table:table-cell>
        </table:table-row>
      </table:table>
      <text:p text:style-name="P20"/>
      <text:p text:style-name="P16">PARERI</text:p>
      <text:p text:style-name="P23">Istruttoria tecnica del: ___________ <text:s/></text:p>
      <text:p text:style-name="Standard"><text:span text:style-name="T11">Parere della Commissione Edilizia nella seduta del [data_rilascio_ce]: </text:span><text:span text:style-name="T19">[prescrizioni_ce]</text:span><text:span text:style-name="T24"> </text:span></text:p>
      <text:p text:style-name="P24"/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45">Settore Qualità e Dotazioni Urbane</text:p>
          </table:table-cell>
          <table:table-cell table:style-name="Tabella4.A1" office:value-type="string">
            <text:p text:style-name="P45"/>
          </table:table-cell>
          <table:table-cell table:style-name="Tabella4.A1" office:value-type="string">
            <text:p text:style-name="P45"/>
          </table:table-cell>
        </table:table-row>
        <table:table-row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>Servizio qualità urbana</text:p>
          </table:table-cell>
          <table:table-cell table:style-name="Tabella4.A2" office:value-type="string">
            <text:p text:style-name="P45"><draw:control text:anchor-type="as-char" draw:z-index="13" draw:style-name="gr1" draw:text-style-name="P51" svg:width="0.505cm" svg:height="0.41cm" draw:control="control14"/> Non necessario</text:p>
          </table:table-cell>
        </table:table-row>
        <table:table-row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><draw:control text:anchor-type="as-char" draw:z-index="14" draw:style-name="gr1" draw:text-style-name="P51" svg:width="0.505cm" svg:height="0.41cm" draw:control="control15"/> Prot. n. _______ del __________</text:p>
          </table:table-cell>
        </table:table-row>
        <table:table-row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><draw:control text:anchor-type="as-char" draw:z-index="15" draw:style-name="gr1" draw:text-style-name="P51" svg:width="0.505cm" svg:height="0.41cm" draw:control="control16"/> Contiene prescrizioni</text:p>
          </table:table-cell>
        </table:table-row>
        <table:table-row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/>
          </table:table-cell>
        </table:table-row>
        <table:table-row>
          <table:table-cell table:style-name="Tabella4.A2" office:value-type="string">
            <text:p text:style-name="P45"/>
          </table:table-cell>
          <table:table-cell table:style-name="Tabella4.A1" office:value-type="string">
            <text:p text:style-name="P45">Servizio ambiente</text:p>
          </table:table-cell>
          <table:table-cell table:style-name="Tabella4.A1" office:value-type="string">
            <text:p text:style-name="P45"><draw:control text:anchor-type="as-char" draw:z-index="16" draw:style-name="gr1" draw:text-style-name="P51" svg:width="0.505cm" svg:height="0.41cm" draw:control="control17"/> Non necessario</text:p>
          </table:table-cell>
        </table:table-row>
        <table:table-row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><draw:control text:anchor-type="as-char" draw:z-index="17" draw:style-name="gr1" draw:text-style-name="P51" svg:width="0.505cm" svg:height="0.41cm" draw:control="control18"/> Prot. n. _______ del __________</text:p>
          </table:table-cell>
        </table:table-row>
        <table:table-row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><draw:control text:anchor-type="as-char" draw:z-index="18" draw:style-name="gr1" draw:text-style-name="P51" svg:width="0.505cm" svg:height="0.41cm" draw:control="control19"/> Contiene prescrizioni</text:p>
          </table:table-cell>
        </table:table-row>
        <table:table-row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/>
          </table:table-cell>
        </table:table-row>
        <text:soft-page-break/>
        <table:table-row>
          <table:table-cell table:style-name="Tabella4.A1" office:value-type="string">
            <text:p text:style-name="P45">Settore Polizia Municipale </text:p>
          </table:table-cell>
          <table:table-cell table:style-name="Tabella4.A1" office:value-type="string">
            <text:p text:style-name="P45"/>
          </table:table-cell>
          <table:table-cell table:style-name="Tabella4.A1" office:value-type="string">
            <text:p text:style-name="P45"><draw:control text:anchor-type="as-char" draw:z-index="19" draw:style-name="gr1" draw:text-style-name="P51" svg:width="0.505cm" svg:height="0.41cm" draw:control="control20"/> Non necessario</text:p>
          </table:table-cell>
        </table:table-row>
        <table:table-row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><draw:control text:anchor-type="as-char" draw:z-index="20" draw:style-name="gr1" draw:text-style-name="P51" svg:width="0.505cm" svg:height="0.41cm" draw:control="control21"/> Prot. n. _______ del __________</text:p>
          </table:table-cell>
        </table:table-row>
        <table:table-row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><draw:control text:anchor-type="as-char" draw:z-index="21" draw:style-name="gr1" draw:text-style-name="P51" svg:width="0.505cm" svg:height="0.41cm" draw:control="control22"/> Contiene prescrizioni</text:p>
          </table:table-cell>
        </table:table-row>
        <table:table-row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/>
          </table:table-cell>
        </table:table-row>
        <table:table-row>
          <table:table-cell table:style-name="Tabella4.A1" office:value-type="string">
            <text:p text:style-name="P45">Settore Affari Generali</text:p>
          </table:table-cell>
          <table:table-cell table:style-name="Tabella4.A1" office:value-type="string">
            <text:p text:style-name="P45">Servizio patrimonio</text:p>
          </table:table-cell>
          <table:table-cell table:style-name="Tabella4.A1" office:value-type="string">
            <text:p text:style-name="P45"><draw:control text:anchor-type="as-char" draw:z-index="22" draw:style-name="gr1" draw:text-style-name="P51" svg:width="0.505cm" svg:height="0.41cm" draw:control="control23"/> Non necessario</text:p>
          </table:table-cell>
        </table:table-row>
        <table:table-row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><draw:control text:anchor-type="as-char" draw:z-index="23" draw:style-name="gr1" draw:text-style-name="P51" svg:width="0.505cm" svg:height="0.41cm" draw:control="control24"/> Prot. n. _______ del __________</text:p>
          </table:table-cell>
        </table:table-row>
        <table:table-row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><draw:control text:anchor-type="as-char" draw:z-index="24" draw:style-name="gr1" draw:text-style-name="P51" svg:width="0.505cm" svg:height="0.41cm" draw:control="control25"/> Contiene prescrizioni</text:p>
          </table:table-cell>
        </table:table-row>
        <table:table-row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/>
          </table:table-cell>
        </table:table-row>
        <table:table-row>
          <table:table-cell table:style-name="Tabella4.A2" office:value-type="string">
            <text:p text:style-name="P45"/>
          </table:table-cell>
          <table:table-cell table:style-name="Tabella4.A1" office:value-type="string">
            <text:p text:style-name="P45">Servizio affari legali</text:p>
          </table:table-cell>
          <table:table-cell table:style-name="Tabella4.A1" office:value-type="string">
            <text:p text:style-name="P45"><draw:control text:anchor-type="as-char" draw:z-index="25" draw:style-name="gr1" draw:text-style-name="P51" svg:width="0.505cm" svg:height="0.41cm" draw:control="control26"/> Non necessario</text:p>
          </table:table-cell>
        </table:table-row>
        <table:table-row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><draw:control text:anchor-type="as-char" draw:z-index="26" draw:style-name="gr1" draw:text-style-name="P51" svg:width="0.505cm" svg:height="0.41cm" draw:control="control27"/> Prot. n. _______ del __________</text:p>
          </table:table-cell>
        </table:table-row>
        <table:table-row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><draw:control text:anchor-type="as-char" draw:z-index="27" draw:style-name="gr1" draw:text-style-name="P51" svg:width="0.505cm" svg:height="0.41cm" draw:control="control28"/> Contiene prescrizioni</text:p>
          </table:table-cell>
        </table:table-row>
        <table:table-row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/>
          </table:table-cell>
        </table:table-row>
        <table:table-row>
          <table:table-cell table:style-name="Tabella4.A1" table:number-columns-spanned="2" office:value-type="string">
            <text:p text:style-name="P45">Settore politiche culturali turistiche e del commercio </text:p>
          </table:table-cell>
          <table:covered-table-cell/>
          <table:table-cell table:style-name="Tabella4.A1" office:value-type="string">
            <text:p text:style-name="P45"/>
          </table:table-cell>
        </table:table-row>
        <table:table-row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>Servizio commercio</text:p>
          </table:table-cell>
          <table:table-cell table:style-name="Tabella4.A2" office:value-type="string">
            <text:p text:style-name="P45"><draw:control text:anchor-type="as-char" draw:z-index="28" draw:style-name="gr1" draw:text-style-name="P51" svg:width="0.505cm" svg:height="0.41cm" draw:control="control29"/> Non necessario</text:p>
          </table:table-cell>
        </table:table-row>
        <table:table-row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><draw:control text:anchor-type="as-char" draw:z-index="29" draw:style-name="gr1" draw:text-style-name="P51" svg:width="0.505cm" svg:height="0.41cm" draw:control="control30"/> Prot. n. _______ del __________</text:p>
          </table:table-cell>
        </table:table-row>
        <table:table-row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/>
          </table:table-cell>
          <table:table-cell table:style-name="Tabella4.A2" office:value-type="string">
            <text:p text:style-name="P45"><draw:control text:anchor-type="as-char" draw:z-index="30" draw:style-name="gr1" draw:text-style-name="P51" svg:width="0.505cm" svg:height="0.41cm" draw:control="control31"/> Contiene prescrizioni</text:p>
          </table:table-cell>
        </table:table-row>
      </table:table>
      <text:p text:style-name="P9"/>
      <text:p text:style-name="P14">INTEGRAZIONI </text:p>
      <text:p text:style-name="P14"/>
      <text:p text:style-name="P26"><draw:control text:anchor-type="as-char" draw:z-index="31" draw:style-name="gr1" draw:text-style-name="P51" svg:width="0.553cm" svg:height="0.458cm" draw:control="control32"/><text:tab/>Non sono state richieste integrazioni</text:p>
      <text:p text:style-name="P26"><draw:control text:anchor-type="as-char" draw:z-index="32" draw:style-name="gr1" draw:text-style-name="P51" svg:width="0.553cm" svg:height="0.458cm" draw:control="control33"/><text:tab/>Sono state richieste integrazioni</text:p>
      <text:p text:style-name="P33"><text:tab/><text:tab/><text:tab/><text:tab/><text:tab/><text:span text:style-name="T2"><draw:control text:anchor-type="as-char" draw:z-index="33" draw:style-name="gr1" draw:text-style-name="P51" svg:width="0.553cm" svg:height="0.458cm" draw:control="control34"/></text:span><text:span text:style-name="T2"><text:tab/>Integrazioni prodotte con prot_____ del __________ </text:span></text:p>
      <text:p text:style-name="P33"><text:span text:style-name="T2"><text:tab/><text:tab/><text:tab/><text:tab/><text:tab/></text:span><text:span text:style-name="T2"><draw:control text:anchor-type="as-char" draw:z-index="34" draw:style-name="gr1" draw:text-style-name="P51" svg:width="0.553cm" svg:height="0.458cm" draw:control="control35"/></text:span><text:span text:style-name="T2"><text:tab/>Integrazioni prodotte con prot_____ del __________ </text:span></text:p>
      <text:p text:style-name="P33"><text:span text:style-name="T2"><text:tab/><text:tab/><text:tab/><text:tab/><text:tab/></text:span><text:span text:style-name="T2"><draw:control text:anchor-type="as-char" draw:z-index="35" draw:style-name="gr1" draw:text-style-name="P51" svg:width="0.553cm" svg:height="0.458cm" draw:control="control36"/></text:span><text:span text:style-name="T2"><text:tab/>Integrazioni prodotte con prot_____ del __________ </text:span></text:p>
      <text:p text:style-name="P33"/>
      <text:p text:style-name="P11"/>
      <text:p text:style-name="P14">ASSEVERAZIONI DEL PROGETTISTA</text:p>
      <text:p text:style-name="P34"><text:s/></text:p>
      <text:p text:style-name="P26"><draw:control text:anchor-type="as-char" draw:z-index="36" draw:style-name="gr1" draw:text-style-name="P51" svg:width="0.553cm" svg:height="0.458cm" draw:control="control37"/><text:tab/>E' presente la relazione asseverata del progettista</text:p>
      <text:p text:style-name="P26"><draw:control text:anchor-type="as-char" draw:z-index="37" draw:style-name="gr1" draw:text-style-name="P51" svg:width="0.553cm" svg:height="0.458cm" draw:control="control38"/><text:tab/>La relazione asseverata è completa e compilata in ogni sua parte</text:p>
      <text:p text:style-name="P11"/>
      <text:p text:style-name="P11"/>
      <text:p text:style-name="P35">SITUAZIONE VINCOLISTICA</text:p>
      <text:p text:style-name="P26">Vincolo Architettonico </text:p>
      <text:p text:style-name="P26"><text:tab/><text:tab/><text:tab/><text:tab/><draw:control text:anchor-type="as-char" draw:z-index="38" draw:style-name="gr1" draw:text-style-name="P51" svg:width="0.553cm" svg:height="0.458cm" draw:control="control39"/><text:tab/>Non presente <text:s text:c="4"/></text:p>
      <text:p text:style-name="P26"><text:tab/><text:tab/><text:tab/><text:tab/><draw:control text:anchor-type="as-char" draw:z-index="39" draw:style-name="gr1" draw:text-style-name="P51" svg:width="0.553cm" svg:height="0.458cm" draw:control="control40"/><text:tab/>Autorizzazione n. _________ del ________________</text:p>
      <text:p text:style-name="P26"><text:tab/><text:tab/><text:tab/><text:tab/><text:tab/><text:tab/><draw:control text:anchor-type="as-char" draw:z-index="40" draw:style-name="gr1" draw:text-style-name="P51" svg:width="0.553cm" svg:height="0.458cm" draw:control="control41"/><text:tab/>Contiene prescrizioni</text:p>
      <text:p text:style-name="P26"><text:tab/><text:tab/><text:tab/><text:tab/><draw:control text:anchor-type="as-char" draw:z-index="41" draw:style-name="gr1" draw:text-style-name="P51" svg:width="0.553cm" svg:height="0.458cm" draw:control="control42"/><text:tab/>Non rilevante per l'intervento in oggetto<text:tab/> <text:s text:c="21"/></text:p>
      <text:p text:style-name="P26"/>
      <text:p text:style-name="P26">Vincolo <text:s/>Paesaggistico</text:p>
      <text:p text:style-name="P26"><text:tab/><text:tab/><text:tab/><text:tab/><draw:control text:anchor-type="as-char" draw:z-index="42" draw:style-name="gr1" draw:text-style-name="P51" svg:width="0.553cm" svg:height="0.458cm" draw:control="control43"/><text:tab/>Non presente <text:s text:c="2"/></text:p>
      <text:p text:style-name="P26"><text:tab/><text:tab/><text:tab/><text:tab/><draw:control text:anchor-type="as-char" draw:z-index="43" draw:style-name="gr1" draw:text-style-name="P51" svg:width="0.553cm" svg:height="0.458cm" draw:control="control44"/><text:tab/>Autorizzazione n. _________ del ________________</text:p>
      <text:p text:style-name="P26"><text:tab/><text:tab/><text:tab/><text:tab/><text:tab/><text:tab/><draw:control text:anchor-type="as-char" draw:z-index="44" draw:style-name="gr1" draw:text-style-name="P51" svg:width="0.553cm" svg:height="0.458cm" draw:control="control45"/><text:tab/>Contiene prescrizioni</text:p>
      <text:p text:style-name="P26"><text:tab/><text:tab/><text:tab/><text:tab/><draw:control text:anchor-type="as-char" draw:z-index="45" draw:style-name="gr1" draw:text-style-name="P51" svg:width="0.553cm" svg:height="0.458cm" draw:control="control46"/><text:tab/>Non rilevante per l'intervento in oggetto<text:tab/> <text:s text:c="3"/></text:p>
      <text:p text:style-name="P26"><text:s text:c="7"/></text:p>
      <text:p text:style-name="P26">Vincolo Idrogeologico</text:p>
      <text:p text:style-name="P26"><text:tab/><text:tab/><text:tab/><text:tab/><draw:control text:anchor-type="as-char" draw:z-index="46" draw:style-name="gr1" draw:text-style-name="P51" svg:width="0.553cm" svg:height="0.458cm" draw:control="control47"/><text:tab/>Non presente <text:s text:c="2"/></text:p>
      <text:p text:style-name="P26"><text:tab/><text:tab/><text:tab/><text:tab/><draw:control text:anchor-type="as-char" draw:z-index="47" draw:style-name="gr1" draw:text-style-name="P51" svg:width="0.553cm" svg:height="0.458cm" draw:control="control48"/><text:tab/>Autorizzazione n. _________ del ________________</text:p>
      <text:p text:style-name="P26"><text:tab/><text:tab/><text:tab/><text:tab/><text:tab/><text:tab/><draw:control text:anchor-type="as-char" draw:z-index="48" draw:style-name="gr1" draw:text-style-name="P51" svg:width="0.553cm" svg:height="0.458cm" draw:control="control49"/><text:tab/>Contiene prescrizioni</text:p>
      <text:p text:style-name="P26"><text:soft-page-break/><text:tab/><text:tab/><text:tab/><text:tab/><draw:control text:anchor-type="as-char" draw:z-index="49" draw:style-name="gr1" draw:text-style-name="P51" svg:width="0.553cm" svg:height="0.458cm" draw:control="control50"/><text:tab/>DIA Prot. _________ del ________________</text:p>
      <text:p text:style-name="P26"><text:tab/><text:tab/><text:tab/><text:tab/><draw:control text:anchor-type="as-char" draw:z-index="50" draw:style-name="gr1" draw:text-style-name="P51" svg:width="0.553cm" svg:height="0.458cm" draw:control="control51"/><text:tab/>Non rilevante per l'intervento in oggetto<text:tab/> <text:s text:c="10"/></text:p>
      <text:p text:style-name="P26"/>
      <text:p text:style-name="P26">Vincolo Idraulico</text:p>
      <text:p text:style-name="P26"><text:tab/><text:tab/><text:tab/><text:tab/><draw:control text:anchor-type="as-char" draw:z-index="51" draw:style-name="gr1" draw:text-style-name="P51" svg:width="0.553cm" svg:height="0.458cm" draw:control="control52"/><text:tab/>Non presente</text:p>
      <text:p text:style-name="P26"><text:tab/><text:tab/><text:tab/><text:tab/><draw:control text:anchor-type="as-char" draw:z-index="52" draw:style-name="gr1" draw:text-style-name="P51" svg:width="0.553cm" svg:height="0.458cm" draw:control="control53"/><text:tab/>Intervento compatibile con il vincolo</text:p>
      <text:p text:style-name="P26"><text:tab/><text:tab/><text:tab/><text:tab/><draw:control text:anchor-type="as-char" draw:z-index="53" draw:style-name="gr1" draw:text-style-name="P51" svg:width="0.553cm" svg:height="0.458cm" draw:control="control54"/><text:tab/>Autorizzazione/Parere _________ del ________________</text:p>
      <text:p text:style-name="P26"><text:tab/><text:tab/><text:tab/><text:tab/><text:tab/><text:tab/><draw:control text:anchor-type="as-char" draw:z-index="54" draw:style-name="gr1" draw:text-style-name="P51" svg:width="0.553cm" svg:height="0.458cm" draw:control="control55"/><text:tab/>Contiene prescrizioni</text:p>
      <text:p text:style-name="P26"><text:tab/><text:tab/><text:tab/><text:tab/><text:tab/><text:tab/><draw:control text:anchor-type="as-char" draw:z-index="55" draw:style-name="gr1" draw:text-style-name="P51" svg:width="0.553cm" svg:height="0.458cm" draw:control="control56"/><text:tab/>Non rilevante per l'intervento in oggetto<text:tab/> <text:s text:c="10"/></text:p>
      <text:p text:style-name="P26"/>
      <text:p text:style-name="P26">Suscettività al dissesto</text:p>
      <text:p text:style-name="P26"><text:tab/><text:tab/><text:tab/><text:tab/><draw:control text:anchor-type="as-char" draw:z-index="56" draw:style-name="gr1" draw:text-style-name="P51" svg:width="0.553cm" svg:height="0.458cm" draw:control="control57"/><text:tab/>Non presente</text:p>
      <text:p text:style-name="P26"><text:tab/><text:tab/><text:tab/><text:tab/><draw:control text:anchor-type="as-char" draw:z-index="57" draw:style-name="gr1" draw:text-style-name="P51" svg:width="0.553cm" svg:height="0.458cm" draw:control="control58"/><text:tab/>Intervento compatibile con il vincolo</text:p>
      <text:p text:style-name="P26"><text:tab/><text:tab/><text:tab/><text:tab/><draw:control text:anchor-type="as-char" draw:z-index="58" draw:style-name="gr1" draw:text-style-name="P51" svg:width="0.553cm" svg:height="0.458cm" draw:control="control59"/><text:tab/>Autorizzazione/Parere _________ del ________________</text:p>
      <text:p text:style-name="P26"><text:tab/><text:tab/><text:tab/><text:tab/><text:tab/><text:tab/><draw:control text:anchor-type="as-char" draw:z-index="59" draw:style-name="gr1" draw:text-style-name="P51" svg:width="0.553cm" svg:height="0.458cm" draw:control="control60"/><text:tab/>Contiene prescrizioni</text:p>
      <text:p text:style-name="P26"><text:tab/><text:tab/><text:tab/><text:tab/><text:tab/><text:tab/><draw:control text:anchor-type="as-char" draw:z-index="60" draw:style-name="gr1" draw:text-style-name="P51" svg:width="0.553cm" svg:height="0.458cm" draw:control="control61"/><text:tab/>Non rilevante per l'intervento in oggetto<text:tab/></text:p>
      <text:p text:style-name="P26"/>
      <text:p text:style-name="P26"><draw:control text:anchor-type="as-char" draw:z-index="61" draw:style-name="gr1" draw:text-style-name="P51" svg:width="0.553cm" svg:height="0.458cm" draw:control="control62"/><text:tab/>L'intervento interessa aree boscate percorse dal fuoco</text:p>
      <text:p text:style-name="P26"><draw:control text:anchor-type="as-char" draw:z-index="62" draw:style-name="gr1" draw:text-style-name="P51" svg:width="0.553cm" svg:height="0.458cm" draw:control="control63"/><text:tab/>L'intervento non interessa aree boscate percorse dal fuoco</text:p>
      <text:p text:style-name="P26"/>
      <text:p text:style-name="P33"/>
      <text:p text:style-name="P35">PARERI ENTI ESTERNI</text:p>
      <text:p text:style-name="P11"/>
      <text:p text:style-name="P26">ASL </text:p>
      <text:p text:style-name="P26"><text:tab/><text:tab/><text:tab/><text:tab/><draw:control text:anchor-type="as-char" draw:z-index="63" draw:style-name="gr1" draw:text-style-name="P51" svg:width="0.553cm" svg:height="0.458cm" draw:control="control64"/><text:tab/>Non necessario <text:s text:c="4"/></text:p>
      <text:p text:style-name="P26"><text:tab/><text:tab/><text:tab/><text:tab/><draw:control text:anchor-type="as-char" draw:z-index="64" draw:style-name="gr1" draw:text-style-name="P51" svg:width="0.553cm" svg:height="0.458cm" draw:control="control65"/><text:tab/>Parere <text:s/>prot n. _________ del ________________</text:p>
      <text:p text:style-name="P26"><text:tab/><text:tab/><text:tab/><text:tab/><text:tab/><text:tab/><draw:control text:anchor-type="as-char" draw:z-index="65" draw:style-name="gr1" draw:text-style-name="P51" svg:width="0.553cm" svg:height="0.458cm" draw:control="control66"/><text:tab/>Contiene prescrizioni</text:p>
      <text:p text:style-name="P26"><text:tab/><text:tab/><text:tab/><text:tab/></text:p>
      <text:p text:style-name="P26">Provincia di Savona (tipo parere) </text:p>
      <text:p text:style-name="P26"><text:tab/><text:tab/><text:tab/><text:tab/><draw:control text:anchor-type="as-char" draw:z-index="66" draw:style-name="gr1" draw:text-style-name="P51" svg:width="0.553cm" svg:height="0.458cm" draw:control="control67"/><text:tab/>Non necessario <text:s text:c="4"/></text:p>
      <text:p text:style-name="P26"><text:tab/><text:tab/><text:tab/><text:tab/><draw:control text:anchor-type="as-char" draw:z-index="67" draw:style-name="gr1" draw:text-style-name="P51" svg:width="0.553cm" svg:height="0.458cm" draw:control="control68"/><text:tab/>Parere <text:s/>prot n. _________ del ________________</text:p>
      <text:p text:style-name="P26"><text:tab/><text:tab/><text:tab/><text:tab/><text:tab/><text:tab/><draw:control text:anchor-type="as-char" draw:z-index="68" draw:style-name="gr1" draw:text-style-name="P51" svg:width="0.553cm" svg:height="0.458cm" draw:control="control69"/><text:tab/>Contiene prescrizioni</text:p>
      <text:p text:style-name="P12"/>
      <text:p text:style-name="P26">Regione Liguria (tipo parere) </text:p>
      <text:p text:style-name="P26"><text:tab/><text:tab/><text:tab/><text:tab/><draw:control text:anchor-type="as-char" draw:z-index="69" draw:style-name="gr1" draw:text-style-name="P51" svg:width="0.553cm" svg:height="0.458cm" draw:control="control70"/><text:tab/>Non necessario <text:s text:c="4"/></text:p>
      <text:p text:style-name="P26"><text:tab/><text:tab/><text:tab/><text:tab/><draw:control text:anchor-type="as-char" draw:z-index="70" draw:style-name="gr1" draw:text-style-name="P51" svg:width="0.553cm" svg:height="0.458cm" draw:control="control71"/><text:tab/>Parere <text:s/>prot n. _________ del ________________</text:p>
      <text:p text:style-name="P26"><text:tab/><text:tab/><text:tab/><text:tab/><text:tab/><text:tab/><draw:control text:anchor-type="as-char" draw:z-index="71" draw:style-name="gr1" draw:text-style-name="P51" svg:width="0.553cm" svg:height="0.458cm" draw:control="control72"/><text:tab/>Contiene prescrizioni</text:p>
      <text:p text:style-name="P33"/>
      <text:p text:style-name="P26"/>
      <text:p text:style-name="P26">Comando Vigili del Fuoco </text:p>
      <text:p text:style-name="P26"><text:tab/><text:tab/><text:tab/><text:tab/><draw:control text:anchor-type="as-char" draw:z-index="72" draw:style-name="gr1" draw:text-style-name="P51" svg:width="0.553cm" svg:height="0.458cm" draw:control="control73"/><text:tab/>Non necessario <text:s text:c="4"/></text:p>
      <text:p text:style-name="P26"><text:tab/><text:tab/><text:tab/><text:tab/><draw:control text:anchor-type="as-char" draw:z-index="73" draw:style-name="gr1" draw:text-style-name="P51" svg:width="0.553cm" svg:height="0.458cm" draw:control="control74"/><text:tab/>Parere <text:s/>prot n. _________ del ________________</text:p>
      <text:p text:style-name="P26"><text:tab/><text:tab/><text:tab/><text:tab/><text:tab/><text:tab/><draw:control text:anchor-type="as-char" draw:z-index="74" draw:style-name="gr1" draw:text-style-name="P51" svg:width="0.553cm" svg:height="0.458cm" draw:control="control75"/><text:tab/>Contiene prescrizioni</text:p>
      <text:p text:style-name="P33"/>
      <text:p text:style-name="P26">Agenzia Demanio </text:p>
      <text:p text:style-name="P26"><text:tab/><text:tab/><text:tab/><text:tab/><draw:control text:anchor-type="as-char" draw:z-index="75" draw:style-name="gr1" draw:text-style-name="P51" svg:width="0.553cm" svg:height="0.458cm" draw:control="control76"/><text:tab/>Non necessario <text:s text:c="4"/></text:p>
      <text:p text:style-name="P26"><text:tab/><text:tab/><text:tab/><text:tab/><draw:control text:anchor-type="as-char" draw:z-index="76" draw:style-name="gr1" draw:text-style-name="P51" svg:width="0.553cm" svg:height="0.458cm" draw:control="control77"/><text:tab/>Parere <text:s/>prot n. _________ del ________________</text:p>
      <text:p text:style-name="P26"><text:tab/><text:tab/><text:tab/><text:tab/><text:tab/><text:tab/><draw:control text:anchor-type="as-char" draw:z-index="77" draw:style-name="gr1" draw:text-style-name="P51" svg:width="0.553cm" svg:height="0.458cm" draw:control="control78"/><text:tab/>Contiene prescrizioni</text:p>
      <text:p text:style-name="P26"/>
      <text:p text:style-name="P26">Agenzia delle Dogane </text:p>
      <text:p text:style-name="P26"><text:tab/><text:tab/><text:tab/><text:tab/><draw:control text:anchor-type="as-char" draw:z-index="78" draw:style-name="gr1" draw:text-style-name="P51" svg:width="0.553cm" svg:height="0.458cm" draw:control="control79"/><text:tab/>Non necessario <text:s text:c="4"/></text:p>
      <text:p text:style-name="P26"><text:tab/><text:tab/><text:tab/><text:tab/><draw:control text:anchor-type="as-char" draw:z-index="79" draw:style-name="gr1" draw:text-style-name="P51" svg:width="0.553cm" svg:height="0.458cm" draw:control="control80"/><text:tab/>Parere <text:s/>prot n. _________ del ________________</text:p>
      <text:p text:style-name="P26"><text:tab/><text:tab/><text:tab/><text:tab/><text:tab/><text:tab/><draw:control text:anchor-type="as-char" draw:z-index="80" draw:style-name="gr1" draw:text-style-name="P51" svg:width="0.553cm" svg:height="0.458cm" draw:control="control81"/><text:tab/>Contiene prescrizioni</text:p>
      <text:p text:style-name="P26"/>
      <text:p text:style-name="P26">Autorità portuale </text:p>
      <text:p text:style-name="P26"><text:tab/><text:tab/><text:tab/><text:tab/><draw:control text:anchor-type="as-char" draw:z-index="81" draw:style-name="gr1" draw:text-style-name="P51" svg:width="0.553cm" svg:height="0.458cm" draw:control="control82"/><text:tab/>Non necessario <text:s text:c="4"/></text:p>
      <text:p text:style-name="P26"><text:soft-page-break/><text:tab/><text:tab/><text:tab/><text:tab/><draw:control text:anchor-type="as-char" draw:z-index="82" draw:style-name="gr1" draw:text-style-name="P51" svg:width="0.553cm" svg:height="0.458cm" draw:control="control83"/><text:tab/>Parere <text:s/>prot n. _________ del ________________</text:p>
      <text:p text:style-name="P26"><text:tab/><text:tab/><text:tab/><text:tab/><text:tab/><text:tab/><draw:control text:anchor-type="as-char" draw:z-index="83" draw:style-name="gr1" draw:text-style-name="P51" svg:width="0.553cm" svg:height="0.458cm" draw:control="control84"/><text:tab/>Contiene prescrizioni</text:p>
      <text:p text:style-name="P41"/>
      <text:p text:style-name="P19">CONFORMITA' E DEROGHE</text:p>
      <text:p text:style-name="P27"/>
      <text:p text:style-name="P27"><draw:control text:anchor-type="as-char" draw:z-index="84" draw:style-name="gr1" draw:text-style-name="P51" svg:width="0.553cm" svg:height="0.458cm" draw:control="control85"/><text:tab/>Progetto conforme ai piani sovraordinati <text:s text:c="4"/></text:p>
      <text:p text:style-name="P27"><draw:control text:anchor-type="as-char" draw:z-index="85" draw:style-name="gr1" draw:text-style-name="P51" svg:width="0.553cm" svg:height="0.458cm" draw:control="control86"/><text:tab/>Progetto conforme al PUC</text:p>
      <text:p text:style-name="P27"><text:tab/><text:tab/><draw:control text:anchor-type="as-char" draw:z-index="86" draw:style-name="gr1" draw:text-style-name="P51" svg:width="0.553cm" svg:height="0.458cm" draw:control="control87"/><text:tab/>Richiesta deroga alla disciplina di livello puntuale</text:p>
      <text:p text:style-name="P27"><text:tab/><text:tab/><draw:control text:anchor-type="as-char" draw:z-index="87" draw:style-name="gr1" draw:text-style-name="P51" svg:width="0.553cm" svg:height="0.458cm" draw:control="control88"/><text:tab/>Ottenuta deroga alla disciplina di livello puntuale prot n. _________ del ___________ <text:s text:c="2"/></text:p>
      <text:p text:style-name="P27"><draw:control text:anchor-type="as-char" draw:z-index="88" draw:style-name="gr1" draw:text-style-name="P51" svg:width="0.553cm" svg:height="0.458cm" draw:control="control89"/><text:tab/>Progetto conforme al Regolamento Edilizio</text:p>
      <text:p text:style-name="P27"><text:tab/><text:tab/><draw:control text:anchor-type="as-char" draw:z-index="89" draw:style-name="gr1" draw:text-style-name="P51" svg:width="0.553cm" svg:height="0.458cm" draw:control="control90"/><text:tab/>Richiesta deroga alla disciplina del regolamento edilizio</text:p>
      <text:p text:style-name="P27"><text:tab/><text:tab/><draw:control text:anchor-type="as-char" draw:z-index="90" draw:style-name="gr1" draw:text-style-name="P51" svg:width="0.553cm" svg:height="0.458cm" draw:control="control91"/><text:tab/>Ottenuta deroga alla disciplina del regolamento edilizio prot n. _________ del _______ <text:s text:c="4"/></text:p>
      <text:p text:style-name="P36"/>
      <text:p text:style-name="P36"/>
      <text:p text:style-name="P36">PROGETTAZIONE SPECIALISTICA</text:p>
      <text:p text:style-name="P36"/>
      <text:p text:style-name="P30"><text:span text:style-name="T25">Relazione geologica</text:span><text:span text:style-name="T26"> </text:span></text:p>
      <text:p text:style-name="P26"><text:tab/><text:tab/><text:tab/><text:tab/><draw:control text:anchor-type="as-char" draw:z-index="91" draw:style-name="gr1" draw:text-style-name="P51" svg:width="0.553cm" svg:height="0.458cm" draw:control="control92"/><text:tab/>Non necessaria <text:s text:c="4"/></text:p>
      <text:p text:style-name="P26"><text:tab/><text:tab/><text:tab/><text:tab/><draw:control text:anchor-type="as-char" draw:z-index="92" draw:style-name="gr1" draw:text-style-name="P51" svg:width="0.553cm" svg:height="0.458cm" draw:control="control93"/><text:tab/>Inoltrata con prot n. _________ del ________________</text:p>
      <text:p text:style-name="P27"><text:tab/><text:tab/><text:tab/><text:tab/><text:tab/><text:tab/><draw:control text:anchor-type="as-char" draw:z-index="93" draw:style-name="gr1" draw:text-style-name="P51" svg:width="0.553cm" svg:height="0.458cm" draw:control="control94"/><text:tab/>Contiene prescrizioni</text:p>
      <text:p text:style-name="P30"><text:span text:style-name="T25">Relazione geotecnica</text:span><text:span text:style-name="T26"> </text:span></text:p>
      <text:p text:style-name="P26"><text:tab/><text:tab/><text:tab/><text:tab/><draw:control text:anchor-type="as-char" draw:z-index="94" draw:style-name="gr1" draw:text-style-name="P51" svg:width="0.553cm" svg:height="0.458cm" draw:control="control95"/><text:tab/>Non necessaria <text:s text:c="4"/></text:p>
      <text:p text:style-name="P26"><text:tab/><text:tab/><text:tab/><text:tab/><draw:control text:anchor-type="as-char" draw:z-index="95" draw:style-name="gr1" draw:text-style-name="P51" svg:width="0.553cm" svg:height="0.458cm" draw:control="control96"/><text:tab/>Inoltrata con prot n. _________ del ________________</text:p>
      <text:p text:style-name="P27"><text:tab/><text:tab/><text:tab/><text:tab/><text:tab/><text:tab/><draw:control text:anchor-type="as-char" draw:z-index="96" draw:style-name="gr1" draw:text-style-name="P51" svg:width="0.553cm" svg:height="0.458cm" draw:control="control97"/><text:tab/>Contiene prescrizioni</text:p>
      <text:p text:style-name="P27"/>
      <text:p text:style-name="P27">Progetto impianti (DM 37/2008)</text:p>
      <text:p text:style-name="P26"><text:tab/><text:tab/><text:tab/><text:tab/><draw:control text:anchor-type="as-char" draw:z-index="97" draw:style-name="gr1" draw:text-style-name="P51" svg:width="0.553cm" svg:height="0.458cm" draw:control="control98"/><text:tab/>Non necessario <text:s text:c="4"/></text:p>
      <text:p text:style-name="P26"><text:tab/><text:tab/><text:tab/><text:tab/><draw:control text:anchor-type="as-char" draw:z-index="98" draw:style-name="gr1" draw:text-style-name="P51" svg:width="0.553cm" svg:height="0.458cm" draw:control="control99"/><text:tab/>Inoltrato con prot n. _________ del ________________</text:p>
      <text:p text:style-name="P27"><text:tab/><text:tab/><text:tab/><text:tab/><text:tab/><text:tab/></text:p>
      <text:p text:style-name="P30"><text:span text:style-name="T25">Relazione Legge 10/91 e s.m.i.</text:span><text:span text:style-name="T26"> </text:span></text:p>
      <text:p text:style-name="P26"><text:tab/><text:tab/><text:tab/><text:tab/><draw:control text:anchor-type="as-char" draw:z-index="99" draw:style-name="gr1" draw:text-style-name="P51" svg:width="0.553cm" svg:height="0.458cm" draw:control="control100"/><text:tab/>Non necessaria <text:s text:c="4"/></text:p>
      <text:p text:style-name="P26"><text:tab/><text:tab/><text:tab/><text:tab/><draw:control text:anchor-type="as-char" draw:z-index="100" draw:style-name="gr1" draw:text-style-name="P51" svg:width="0.553cm" svg:height="0.458cm" draw:control="control101"/><text:tab/>Inoltrata con prot n. _________ del ________________</text:p>
      <text:p text:style-name="P27"><text:tab/><text:tab/><text:tab/><text:tab/><text:tab/><text:tab/></text:p>
      <text:p text:style-name="P30"><text:span text:style-name="T27">Documentazione impatto acustico – relazione clima acustico</text:span><text:span text:style-name="T26"> </text:span></text:p>
      <text:p text:style-name="P26"><text:tab/><text:tab/><text:tab/><text:tab/><draw:control text:anchor-type="as-char" draw:z-index="101" draw:style-name="gr1" draw:text-style-name="P51" svg:width="0.553cm" svg:height="0.458cm" draw:control="control102"/><text:tab/>Non necessaria <text:s text:c="4"/></text:p>
      <text:p text:style-name="P26"><text:tab/><text:tab/><text:tab/><text:tab/><draw:control text:anchor-type="as-char" draw:z-index="102" draw:style-name="gr1" draw:text-style-name="P51" svg:width="0.553cm" svg:height="0.458cm" draw:control="control103"/><text:tab/>Inoltrata con prot n. _________ del ________________</text:p>
      <text:p text:style-name="P27"><text:tab/><text:tab/><text:tab/><text:tab/><text:tab/><text:tab/></text:p>
      <text:p text:style-name="P30"><text:span text:style-name="T25">Relazione agronomica/vegetazionale</text:span><text:span text:style-name="T26"> </text:span></text:p>
      <text:p text:style-name="P26"><text:tab/><text:tab/><text:tab/><text:tab/><draw:control text:anchor-type="as-char" draw:z-index="103" draw:style-name="gr1" draw:text-style-name="P51" svg:width="0.553cm" svg:height="0.458cm" draw:control="control104"/><text:tab/>Non necessaria <text:s text:c="4"/></text:p>
      <text:p text:style-name="P26"><text:tab/><text:tab/><text:tab/><text:tab/><draw:control text:anchor-type="as-char" draw:z-index="104" draw:style-name="gr1" draw:text-style-name="P51" svg:width="0.553cm" svg:height="0.458cm" draw:control="control105"/><text:tab/>Inoltrata con prot n. _________ del ________________</text:p>
      <text:p text:style-name="P27"><text:tab/><text:tab/><text:tab/><text:tab/><text:tab/><text:tab/></text:p>
      <text:p text:style-name="P27"/>
      <text:p text:style-name="P29">ASSERVIMENTO</text:p>
      <text:p text:style-name="P30"><text:span text:style-name="T26"><text:tab/><text:tab/><text:tab/><text:tab/></text:span><text:span text:style-name="T26"><draw:control text:anchor-type="as-char" draw:z-index="105" draw:style-name="gr1" draw:text-style-name="P51" svg:width="0.553cm" svg:height="0.458cm" draw:control="control106"/></text:span><text:span text:style-name="T26"><text:tab/>Non necessario <text:s text:c="2"/></text:span></text:p>
      <text:p text:style-name="P27"><text:tab/><text:tab/><text:tab/><text:tab/><draw:control text:anchor-type="as-char" draw:z-index="106" draw:style-name="gr1" draw:text-style-name="P51" svg:width="0.553cm" svg:height="0.458cm" draw:control="control107"/><text:tab/>Effettuato con atto <text:s/>in data ___________</text:p>
      <text:p text:style-name="P27"><text:tab/><text:tab/><text:tab/><text:tab/><text:tab/>a rogito notaio ____________________</text:p>
      <text:p text:style-name="P27"><text:tab/><text:tab/><text:tab/><text:tab/><text:tab/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office:value-type="string">
            <text:p text:style-name="P46">Rep n.</text:p>
          </table:table-cell>
          <table:table-cell table:style-name="Tabella5.A1" office:value-type="string">
            <text:p text:style-name="P47"/>
          </table:table-cell>
          <table:table-cell table:style-name="Tabella5.A1" office:value-type="string">
            <text:p text:style-name="P47"><text:s/></text:p>
          </table:table-cell>
          <table:table-cell table:style-name="Tabella5.A1" office:value-type="string">
            <text:p text:style-name="P46">Racc. n.</text:p>
          </table:table-cell>
          <table:table-cell table:style-name="Tabella5.A1" office:value-type="string">
            <text:p text:style-name="P47"/>
          </table:table-cell>
          <table:table-cell table:style-name="Tabella5.A1" office:value-type="string">
            <text:p text:style-name="P47"/>
          </table:table-cell>
        </table:table-row>
        <table:table-row>
          <table:table-cell table:style-name="Tabella5.A1" office:value-type="string">
            <text:p text:style-name="P47">Registrato a </text:p>
          </table:table-cell>
          <table:table-cell table:style-name="Tabella5.A1" office:value-type="string">
            <text:p text:style-name="P46"/>
          </table:table-cell>
          <table:table-cell table:style-name="Tabella5.A1" office:value-type="string">
            <text:p text:style-name="P47">il</text:p>
          </table:table-cell>
          <table:table-cell table:style-name="Tabella5.A1" office:value-type="string">
            <text:p text:style-name="P46"/>
          </table:table-cell>
          <table:table-cell table:style-name="Tabella5.A1" office:value-type="string">
            <text:p text:style-name="P47">al n.</text:p>
          </table:table-cell>
          <table:table-cell table:style-name="Tabella5.A1" office:value-type="string">
            <text:p text:style-name="P47"/>
          </table:table-cell>
        </table:table-row>
        <table:table-row>
          <table:table-cell table:style-name="Tabella5.A1" office:value-type="string">
            <text:p text:style-name="P46">Trascritto a</text:p>
          </table:table-cell>
          <table:table-cell table:style-name="Tabella5.A1" office:value-type="string">
            <text:p text:style-name="P46"/>
          </table:table-cell>
          <table:table-cell table:style-name="Tabella5.A1" office:value-type="string">
            <text:p text:style-name="P47">il</text:p>
          </table:table-cell>
          <table:table-cell table:style-name="Tabella5.A1" office:value-type="string">
            <text:p text:style-name="P48"/>
          </table:table-cell>
          <table:table-cell table:style-name="Tabella5.A1" office:value-type="string">
            <text:p text:style-name="P47">Reg. Part.</text:p>
          </table:table-cell>
          <table:table-cell table:style-name="Tabella5.A1" office:value-type="string">
            <text:p text:style-name="P47"/>
          </table:table-cell>
        </table:table-row>
        <table:table-row>
          <table:table-cell table:style-name="Tabella5.A1" office:value-type="string">
            <text:p text:style-name="P47"/>
          </table:table-cell>
          <table:table-cell table:style-name="Tabella5.A1" office:value-type="string">
            <text:p text:style-name="P48"/>
          </table:table-cell>
          <table:table-cell table:style-name="Tabella5.A1" office:value-type="string">
            <text:p text:style-name="P48"/>
          </table:table-cell>
          <table:table-cell table:style-name="Tabella5.A1" office:value-type="string">
            <text:p text:style-name="P48"/>
          </table:table-cell>
          <table:table-cell table:style-name="Tabella5.A1" office:value-type="string">
            <text:p text:style-name="P47">Reg. Ord.</text:p>
          </table:table-cell>
          <table:table-cell table:style-name="Tabella5.A1" office:value-type="string">
            <text:p text:style-name="P47"/>
          </table:table-cell>
        </table:table-row>
      </table:table>
      <text:p text:style-name="P27"><text:soft-page-break/></text:p>
      <text:p text:style-name="P27"><text:tab/><text:tab/><text:tab/><text:tab/><draw:control text:anchor-type="as-char" draw:z-index="107" draw:style-name="gr1" draw:text-style-name="P51" svg:width="0.553cm" svg:height="0.458cm" draw:control="control108"/><text:tab/>Inseriti i dati nell'apposito registro <text:s text:c="2"/></text:p>
      <text:p text:style-name="P27"/>
      <text:p text:style-name="P27"/>
      <text:p text:style-name="P29">ATTI <text:s/>E CONVENZIONI</text:p>
      <text:p text:style-name="P27"/>
      <text:p text:style-name="P27">Convenzione urbanistica</text:p>
      <text:p text:style-name="P30"><text:span text:style-name="T26"><text:tab/><text:tab/><text:tab/><text:tab/></text:span><text:span text:style-name="T26"><draw:control text:anchor-type="as-char" svg:y="-0.392cm" draw:z-index="108" draw:style-name="gr2" draw:text-style-name="P51" svg:width="0.553cm" svg:height="0.458cm" draw:control="control109"/></text:span><text:span text:style-name="T26"><text:tab/>Non necessaria</text:span></text:p>
      <text:p text:style-name="P30"><text:span text:style-name="T26"><text:tab/><text:tab/><text:tab/><text:tab/></text:span><text:span text:style-name="T26"><draw:control text:anchor-type="as-char" draw:z-index="109" draw:style-name="gr1" draw:text-style-name="P51" svg:width="0.553cm" svg:height="0.458cm" draw:control="control110"/></text:span><text:span text:style-name="T26"><text:tab/>Bozza approvata con Delibera Giunta Comunale n.______ del _______</text:span></text:p>
      <text:p text:style-name="P30"><text:span text:style-name="T26"><text:tab/><text:tab/><text:tab/><text:tab/></text:span><text:span text:style-name="T26"><draw:control text:anchor-type="as-char" draw:z-index="110" draw:style-name="gr1" draw:text-style-name="P51" svg:width="0.553cm" svg:height="0.458cm" draw:control="control111"/></text:span><text:span text:style-name="T26"><text:tab/>Contiene Allegato Tecnico</text:span></text:p>
      <text:p text:style-name="P27"><text:tab/><text:tab/><text:tab/><text:tab/><draw:control text:anchor-type="as-char" draw:z-index="111" draw:style-name="gr1" draw:text-style-name="P51" svg:width="0.553cm" svg:height="0.458cm" draw:control="control112"/><text:tab/>Stipulata con atto <text:s/>in data ___________</text:p>
      <text:p text:style-name="P27"><text:tab/><text:tab/><text:tab/><text:tab/><text:tab/>a rogito notaio ____________________</text:p>
      <text:p text:style-name="P27"><text:tab/><text:tab/><text:tab/><text:tab/><text:tab/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row>
          <table:table-cell table:style-name="Tabella6.A1" office:value-type="string">
            <text:p text:style-name="P46">Rep n.</text:p>
          </table:table-cell>
          <table:table-cell table:style-name="Tabella6.A1" office:value-type="string">
            <text:p text:style-name="P47"/>
          </table:table-cell>
          <table:table-cell table:style-name="Tabella6.A1" office:value-type="string">
            <text:p text:style-name="P47"><text:s/></text:p>
          </table:table-cell>
          <table:table-cell table:style-name="Tabella6.A1" office:value-type="string">
            <text:p text:style-name="P46">Racc. n.</text:p>
          </table:table-cell>
          <table:table-cell table:style-name="Tabella6.A1" office:value-type="string">
            <text:p text:style-name="P47"/>
          </table:table-cell>
          <table:table-cell table:style-name="Tabella6.A1" office:value-type="string">
            <text:p text:style-name="P47"/>
          </table:table-cell>
        </table:table-row>
        <table:table-row>
          <table:table-cell table:style-name="Tabella6.A1" office:value-type="string">
            <text:p text:style-name="P47">Registrato a </text:p>
          </table:table-cell>
          <table:table-cell table:style-name="Tabella6.A1" office:value-type="string">
            <text:p text:style-name="P46"/>
          </table:table-cell>
          <table:table-cell table:style-name="Tabella6.A1" office:value-type="string">
            <text:p text:style-name="P47">il</text:p>
          </table:table-cell>
          <table:table-cell table:style-name="Tabella6.A1" office:value-type="string">
            <text:p text:style-name="P46"/>
          </table:table-cell>
          <table:table-cell table:style-name="Tabella6.A1" office:value-type="string">
            <text:p text:style-name="P47">al n.</text:p>
          </table:table-cell>
          <table:table-cell table:style-name="Tabella6.A1" office:value-type="string">
            <text:p text:style-name="P47"/>
          </table:table-cell>
        </table:table-row>
        <table:table-row>
          <table:table-cell table:style-name="Tabella6.A1" office:value-type="string">
            <text:p text:style-name="P46">Trascritto a</text:p>
          </table:table-cell>
          <table:table-cell table:style-name="Tabella6.A1" office:value-type="string">
            <text:p text:style-name="P46"/>
          </table:table-cell>
          <table:table-cell table:style-name="Tabella6.A1" office:value-type="string">
            <text:p text:style-name="P47">il</text:p>
          </table:table-cell>
          <table:table-cell table:style-name="Tabella6.A1" office:value-type="string">
            <text:p text:style-name="P48"/>
          </table:table-cell>
          <table:table-cell table:style-name="Tabella6.A1" office:value-type="string">
            <text:p text:style-name="P47">Reg. Part.</text:p>
          </table:table-cell>
          <table:table-cell table:style-name="Tabella6.A1" office:value-type="string">
            <text:p text:style-name="P47"/>
          </table:table-cell>
        </table:table-row>
        <table:table-row>
          <table:table-cell table:style-name="Tabella6.A1" office:value-type="string">
            <text:p text:style-name="P47"/>
          </table:table-cell>
          <table:table-cell table:style-name="Tabella6.A1" office:value-type="string">
            <text:p text:style-name="P48"/>
          </table:table-cell>
          <table:table-cell table:style-name="Tabella6.A1" office:value-type="string">
            <text:p text:style-name="P48"/>
          </table:table-cell>
          <table:table-cell table:style-name="Tabella6.A1" office:value-type="string">
            <text:p text:style-name="P48"/>
          </table:table-cell>
          <table:table-cell table:style-name="Tabella6.A1" office:value-type="string">
            <text:p text:style-name="P47">Reg. Ord.</text:p>
          </table:table-cell>
          <table:table-cell table:style-name="Tabella6.A1" office:value-type="string">
            <text:p text:style-name="P47"/>
          </table:table-cell>
        </table:table-row>
      </table:table>
      <text:p text:style-name="P27"/>
      <text:p text:style-name="P27">Atto unilaterale d'obbligo per futura costituzione pertinenzialità parcheggi</text:p>
      <text:p text:style-name="P30"><text:span text:style-name="T26"><text:tab/><text:tab/><text:tab/><text:tab/></text:span><text:span text:style-name="T26"><draw:control text:anchor-type="as-char" svg:y="-0.392cm" draw:z-index="112" draw:style-name="gr2" draw:text-style-name="P51" svg:width="0.553cm" svg:height="0.458cm" draw:control="control113"/></text:span><text:span text:style-name="T26"><text:tab/>Non necessario</text:span></text:p>
      <text:p text:style-name="P30"><text:span text:style-name="T26"><text:tab/><text:tab/><text:tab/><text:tab/></text:span><text:span text:style-name="T27"><draw:control text:anchor-type="as-char" draw:z-index="113" draw:style-name="gr1" draw:text-style-name="P51" svg:width="0.553cm" svg:height="0.458cm" draw:control="control114"/></text:span><text:span text:style-name="T27"><text:tab/>Stipulato con atto <text:s/>in data ___________</text:span></text:p>
      <text:p text:style-name="P27"><text:tab/><text:tab/><text:tab/><text:tab/><text:tab/>a rogito notaio ____________________</text:p>
      <text:p text:style-name="P27"><text:tab/><text:tab/><text:tab/><text:tab/><text:tab/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column table:style-name="Tabella7.F"/>
        <table:table-row>
          <table:table-cell table:style-name="Tabella7.A1" office:value-type="string">
            <text:p text:style-name="P46">Rep n.</text:p>
          </table:table-cell>
          <table:table-cell table:style-name="Tabella7.A1" office:value-type="string">
            <text:p text:style-name="P47"/>
          </table:table-cell>
          <table:table-cell table:style-name="Tabella7.A1" office:value-type="string">
            <text:p text:style-name="P47"><text:s/></text:p>
          </table:table-cell>
          <table:table-cell table:style-name="Tabella7.A1" office:value-type="string">
            <text:p text:style-name="P46">Racc. n.</text:p>
          </table:table-cell>
          <table:table-cell table:style-name="Tabella7.A1" office:value-type="string">
            <text:p text:style-name="P47"/>
          </table:table-cell>
          <table:table-cell table:style-name="Tabella7.A1" office:value-type="string">
            <text:p text:style-name="P47"/>
          </table:table-cell>
        </table:table-row>
        <table:table-row>
          <table:table-cell table:style-name="Tabella7.A1" office:value-type="string">
            <text:p text:style-name="P47">Registrato a </text:p>
          </table:table-cell>
          <table:table-cell table:style-name="Tabella7.A1" office:value-type="string">
            <text:p text:style-name="P46"/>
          </table:table-cell>
          <table:table-cell table:style-name="Tabella7.A1" office:value-type="string">
            <text:p text:style-name="P47">il</text:p>
          </table:table-cell>
          <table:table-cell table:style-name="Tabella7.A1" office:value-type="string">
            <text:p text:style-name="P46"/>
          </table:table-cell>
          <table:table-cell table:style-name="Tabella7.A1" office:value-type="string">
            <text:p text:style-name="P47">al n.</text:p>
          </table:table-cell>
          <table:table-cell table:style-name="Tabella7.A1" office:value-type="string">
            <text:p text:style-name="P47"/>
          </table:table-cell>
        </table:table-row>
        <table:table-row>
          <table:table-cell table:style-name="Tabella7.A1" office:value-type="string">
            <text:p text:style-name="P46">Trascritto a</text:p>
          </table:table-cell>
          <table:table-cell table:style-name="Tabella7.A1" office:value-type="string">
            <text:p text:style-name="P46"/>
          </table:table-cell>
          <table:table-cell table:style-name="Tabella7.A1" office:value-type="string">
            <text:p text:style-name="P47">il</text:p>
          </table:table-cell>
          <table:table-cell table:style-name="Tabella7.A1" office:value-type="string">
            <text:p text:style-name="P48"/>
          </table:table-cell>
          <table:table-cell table:style-name="Tabella7.A1" office:value-type="string">
            <text:p text:style-name="P47">Reg. Part.</text:p>
          </table:table-cell>
          <table:table-cell table:style-name="Tabella7.A1" office:value-type="string">
            <text:p text:style-name="P47"/>
          </table:table-cell>
        </table:table-row>
        <table:table-row>
          <table:table-cell table:style-name="Tabella7.A1" office:value-type="string">
            <text:p text:style-name="P47"/>
          </table:table-cell>
          <table:table-cell table:style-name="Tabella7.A1" office:value-type="string">
            <text:p text:style-name="P48"/>
          </table:table-cell>
          <table:table-cell table:style-name="Tabella7.A1" office:value-type="string">
            <text:p text:style-name="P48"/>
          </table:table-cell>
          <table:table-cell table:style-name="Tabella7.A1" office:value-type="string">
            <text:p text:style-name="P48"/>
          </table:table-cell>
          <table:table-cell table:style-name="Tabella7.A1" office:value-type="string">
            <text:p text:style-name="P47">Reg. Ord.</text:p>
          </table:table-cell>
          <table:table-cell table:style-name="Tabella7.A1" office:value-type="string">
            <text:p text:style-name="P47"/>
          </table:table-cell>
        </table:table-row>
      </table:table>
      <text:p text:style-name="P27"/>
      <text:p text:style-name="P27">Atto unilaterale d'obbligo per <text:s/>intervento non residenziale in zona agricola</text:p>
      <text:p text:style-name="P30"><text:span text:style-name="T26"><text:tab/><text:tab/><text:tab/><text:tab/></text:span><text:span text:style-name="T26"><draw:control text:anchor-type="as-char" svg:y="-0.392cm" draw:z-index="114" draw:style-name="gr2" draw:text-style-name="P51" svg:width="0.553cm" svg:height="0.458cm" draw:control="control115"/></text:span><text:span text:style-name="T26"><text:tab/>Non necessario</text:span></text:p>
      <text:p text:style-name="P30"><text:span text:style-name="T26"><text:tab/><text:tab/><text:tab/><text:tab/></text:span><text:span text:style-name="T27"><draw:control text:anchor-type="as-char" draw:z-index="115" draw:style-name="gr1" draw:text-style-name="P51" svg:width="0.553cm" svg:height="0.458cm" draw:control="control116"/></text:span><text:span text:style-name="T27"><text:tab/>Stipulato con atto <text:s/>in data ___________</text:span></text:p>
      <text:p text:style-name="P27"><text:tab/><text:tab/><text:tab/><text:tab/><text:tab/>a rogito notaio ____________________</text:p>
      <text:p text:style-name="P27"><text:tab/><text:tab/><text:tab/><text:tab/><text:tab/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row>
          <table:table-cell table:style-name="Tabella8.A1" office:value-type="string">
            <text:p text:style-name="P46">Rep n.</text:p>
          </table:table-cell>
          <table:table-cell table:style-name="Tabella8.A1" office:value-type="string">
            <text:p text:style-name="P47"/>
          </table:table-cell>
          <table:table-cell table:style-name="Tabella8.A1" office:value-type="string">
            <text:p text:style-name="P47"><text:s/></text:p>
          </table:table-cell>
          <table:table-cell table:style-name="Tabella8.A1" office:value-type="string">
            <text:p text:style-name="P46">Racc. n.</text:p>
          </table:table-cell>
          <table:table-cell table:style-name="Tabella8.A1" office:value-type="string">
            <text:p text:style-name="P47"/>
          </table:table-cell>
          <table:table-cell table:style-name="Tabella8.A1" office:value-type="string">
            <text:p text:style-name="P47"/>
          </table:table-cell>
        </table:table-row>
        <table:table-row>
          <table:table-cell table:style-name="Tabella8.A1" office:value-type="string">
            <text:p text:style-name="P47">Registrato a </text:p>
          </table:table-cell>
          <table:table-cell table:style-name="Tabella8.A1" office:value-type="string">
            <text:p text:style-name="P46"/>
          </table:table-cell>
          <table:table-cell table:style-name="Tabella8.A1" office:value-type="string">
            <text:p text:style-name="P47">il</text:p>
          </table:table-cell>
          <table:table-cell table:style-name="Tabella8.A1" office:value-type="string">
            <text:p text:style-name="P46"/>
          </table:table-cell>
          <table:table-cell table:style-name="Tabella8.A1" office:value-type="string">
            <text:p text:style-name="P47">al n.</text:p>
          </table:table-cell>
          <table:table-cell table:style-name="Tabella8.A1" office:value-type="string">
            <text:p text:style-name="P47"/>
          </table:table-cell>
        </table:table-row>
        <table:table-row>
          <table:table-cell table:style-name="Tabella8.A1" office:value-type="string">
            <text:p text:style-name="P46">Trascritto a</text:p>
          </table:table-cell>
          <table:table-cell table:style-name="Tabella8.A1" office:value-type="string">
            <text:p text:style-name="P46"/>
          </table:table-cell>
          <table:table-cell table:style-name="Tabella8.A1" office:value-type="string">
            <text:p text:style-name="P47">il</text:p>
          </table:table-cell>
          <table:table-cell table:style-name="Tabella8.A1" office:value-type="string">
            <text:p text:style-name="P48"/>
          </table:table-cell>
          <table:table-cell table:style-name="Tabella8.A1" office:value-type="string">
            <text:p text:style-name="P47">Reg. Part.</text:p>
          </table:table-cell>
          <table:table-cell table:style-name="Tabella8.A1" office:value-type="string">
            <text:p text:style-name="P47"/>
          </table:table-cell>
        </table:table-row>
        <table:table-row>
          <table:table-cell table:style-name="Tabella8.A1" office:value-type="string">
            <text:p text:style-name="P47"/>
          </table:table-cell>
          <table:table-cell table:style-name="Tabella8.A1" office:value-type="string">
            <text:p text:style-name="P48"/>
          </table:table-cell>
          <table:table-cell table:style-name="Tabella8.A1" office:value-type="string">
            <text:p text:style-name="P48"/>
          </table:table-cell>
          <table:table-cell table:style-name="Tabella8.A1" office:value-type="string">
            <text:p text:style-name="P48"/>
          </table:table-cell>
          <table:table-cell table:style-name="Tabella8.A1" office:value-type="string">
            <text:p text:style-name="P47">Reg. Ord.</text:p>
          </table:table-cell>
          <table:table-cell table:style-name="Tabella8.A1" office:value-type="string">
            <text:p text:style-name="P47"/>
          </table:table-cell>
        </table:table-row>
      </table:table>
      <text:p text:style-name="P27"/>
      <text:p text:style-name="P28">Atto di vincolo ai sensi art 9 legge 122/1989</text:p>
      <text:p text:style-name="P30"><text:span text:style-name="T26"><text:tab/><text:tab/><text:tab/><text:tab/></text:span><text:span text:style-name="T26"><draw:control text:anchor-type="as-char" svg:y="-0.392cm" draw:z-index="116" draw:style-name="gr2" draw:text-style-name="P51" svg:width="0.553cm" svg:height="0.458cm" draw:control="control117"/></text:span><text:span text:style-name="T26"><text:tab/>Non necessario</text:span></text:p>
      <text:p text:style-name="P30"><text:span text:style-name="T26"><text:tab/><text:tab/><text:tab/><text:tab/></text:span><text:span text:style-name="T27"><draw:control text:anchor-type="as-char" draw:z-index="117" draw:style-name="gr1" draw:text-style-name="P51" svg:width="0.553cm" svg:height="0.458cm" draw:control="control118"/></text:span><text:span text:style-name="T27"><text:tab/>Stipulato con atto <text:s/>in data ___________</text:span></text:p>
      <text:p text:style-name="P27"><text:tab/><text:tab/><text:tab/><text:tab/><text:tab/>a rogito notaio ____________________</text:p>
      <text:p text:style-name="P27"><text:tab/><text:tab/><text:tab/><text:tab/><text:tab/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row>
          <table:table-cell table:style-name="Tabella9.A1" office:value-type="string">
            <text:p text:style-name="P46">Rep n.</text:p>
          </table:table-cell>
          <table:table-cell table:style-name="Tabella9.A1" office:value-type="string">
            <text:p text:style-name="P47"/>
          </table:table-cell>
          <table:table-cell table:style-name="Tabella9.A1" office:value-type="string">
            <text:p text:style-name="P47"><text:s/></text:p>
          </table:table-cell>
          <table:table-cell table:style-name="Tabella9.A1" office:value-type="string">
            <text:p text:style-name="P46">Racc. n.</text:p>
          </table:table-cell>
          <table:table-cell table:style-name="Tabella9.A1" office:value-type="string">
            <text:p text:style-name="P47"/>
          </table:table-cell>
          <table:table-cell table:style-name="Tabella9.A1" office:value-type="string">
            <text:p text:style-name="P47"/>
          </table:table-cell>
        </table:table-row>
        <table:table-row>
          <table:table-cell table:style-name="Tabella9.A1" office:value-type="string">
            <text:p text:style-name="P47">Registrato a </text:p>
          </table:table-cell>
          <table:table-cell table:style-name="Tabella9.A1" office:value-type="string">
            <text:p text:style-name="P46"/>
          </table:table-cell>
          <table:table-cell table:style-name="Tabella9.A1" office:value-type="string">
            <text:p text:style-name="P47">il</text:p>
          </table:table-cell>
          <table:table-cell table:style-name="Tabella9.A1" office:value-type="string">
            <text:p text:style-name="P46"/>
          </table:table-cell>
          <table:table-cell table:style-name="Tabella9.A1" office:value-type="string">
            <text:p text:style-name="P47">al n.</text:p>
          </table:table-cell>
          <table:table-cell table:style-name="Tabella9.A1" office:value-type="string">
            <text:p text:style-name="P47"/>
          </table:table-cell>
        </table:table-row>
        <text:soft-page-break/>
        <table:table-row>
          <table:table-cell table:style-name="Tabella9.A1" office:value-type="string">
            <text:p text:style-name="P46">Trascritto a</text:p>
          </table:table-cell>
          <table:table-cell table:style-name="Tabella9.A1" office:value-type="string">
            <text:p text:style-name="P46"/>
          </table:table-cell>
          <table:table-cell table:style-name="Tabella9.A1" office:value-type="string">
            <text:p text:style-name="P47">il</text:p>
          </table:table-cell>
          <table:table-cell table:style-name="Tabella9.A1" office:value-type="string">
            <text:p text:style-name="P48"/>
          </table:table-cell>
          <table:table-cell table:style-name="Tabella9.A1" office:value-type="string">
            <text:p text:style-name="P47">Reg. Part.</text:p>
          </table:table-cell>
          <table:table-cell table:style-name="Tabella9.A1" office:value-type="string">
            <text:p text:style-name="P47"/>
          </table:table-cell>
        </table:table-row>
        <table:table-row>
          <table:table-cell table:style-name="Tabella9.A1" office:value-type="string">
            <text:p text:style-name="P47"/>
          </table:table-cell>
          <table:table-cell table:style-name="Tabella9.A1" office:value-type="string">
            <text:p text:style-name="P48"/>
          </table:table-cell>
          <table:table-cell table:style-name="Tabella9.A1" office:value-type="string">
            <text:p text:style-name="P48"/>
          </table:table-cell>
          <table:table-cell table:style-name="Tabella9.A1" office:value-type="string">
            <text:p text:style-name="P48"/>
          </table:table-cell>
          <table:table-cell table:style-name="Tabella9.A1" office:value-type="string">
            <text:p text:style-name="P47">Reg. Ord.</text:p>
          </table:table-cell>
          <table:table-cell table:style-name="Tabella9.A1" office:value-type="string">
            <text:p text:style-name="P47"/>
          </table:table-cell>
        </table:table-row>
      </table:table>
      <text:p text:style-name="P27"/>
      <text:p text:style-name="P28">Atto di vincolo di destinazione d'uso</text:p>
      <text:p text:style-name="P30"><text:span text:style-name="T26"><text:tab/><text:tab/><text:tab/><text:tab/></text:span><text:span text:style-name="T26"><draw:control text:anchor-type="as-char" svg:y="-0.392cm" draw:z-index="118" draw:style-name="gr2" draw:text-style-name="P51" svg:width="0.553cm" svg:height="0.458cm" draw:control="control119"/></text:span><text:span text:style-name="T26"><text:tab/>Non necessario</text:span></text:p>
      <text:p text:style-name="P30"><text:span text:style-name="T26"><text:tab/><text:tab/><text:tab/><text:tab/></text:span><text:span text:style-name="T26"><draw:control text:anchor-type="as-char" svg:y="-0.392cm" draw:z-index="119" draw:style-name="gr2" draw:text-style-name="P51" svg:width="0.553cm" svg:height="0.458cm" draw:control="control120"/></text:span><text:span text:style-name="T26"><text:tab/>tipo di vincolo __________________</text:span></text:p>
      <text:p text:style-name="P30"><text:span text:style-name="T26"><text:tab/><text:tab/><text:tab/><text:tab/></text:span><text:span text:style-name="T27"><draw:control text:anchor-type="as-char" draw:z-index="120" draw:style-name="gr1" draw:text-style-name="P51" svg:width="0.553cm" svg:height="0.458cm" draw:control="control121"/></text:span><text:span text:style-name="T27"><text:tab/>Sottoscritto da <text:s text:c="2"/><text:tab/>___________</text:span></text:p>
      <text:p text:style-name="P27"><text:tab/><text:tab/><text:tab/><text:tab/><text:tab/>in qualità di <text:s/><text:tab/><text:tab/>____________________</text:p>
      <text:p text:style-name="P27"/>
      <text:p text:style-name="P27"><text:tab/><text:tab/><text:tab/><text:tab/><text:tab/></text:p>
      <text:p text:style-name="P37">ONERI </text:p>
      <text:p text:style-name="P31"/>
      <text:p text:style-name="P27"><draw:control text:anchor-type="as-char" draw:z-index="121" draw:style-name="gr1" draw:text-style-name="P51" svg:width="0.553cm" svg:height="0.458cm" draw:control="control122"/><text:tab/>Il progetto non richiede il versamento del contributo di costruzione <text:s text:c="4"/></text:p>
      <text:p text:style-name="P27"><draw:control text:anchor-type="as-char" draw:z-index="122" draw:style-name="gr1" draw:text-style-name="P51" svg:width="0.553cm" svg:height="0.458cm" draw:control="control123"/><text:tab/>Il progetto richiede il versamento del contributo di costruzione con le modalità di cui al prospetto <text:tab/>allegato</text:p>
      <text:p text:style-name="P27"><draw:control text:anchor-type="as-char" draw:z-index="123" draw:style-name="gr1" draw:text-style-name="P51" svg:width="0.553cm" svg:height="0.458cm" draw:control="control124"/><text:tab/>Il progetto non richiede il versamento del contributo aggiuntivo per il fondo sociale (art 26 bis L.R. <text:tab/>38/2007)</text:p>
      <text:p text:style-name="P42"><draw:control text:anchor-type="as-char" draw:z-index="124" draw:style-name="gr1" draw:text-style-name="P51" svg:width="0.553cm" svg:height="0.458cm" draw:control="control125"/><text:tab/><text:span text:style-name="T28">Il progetto richiede il versamento del contributo aggiuntivo per il fondo sociale (art 26 bis L.R. <text:s text:c="2"/></text:span></text:p>
      <text:p text:style-name="P27"><text:s text:c="13"/>38/2007) per intervento residenziale di superficie &gt;500 metri quadrati <text:s text:c="3"/></text:p>
      <text:p text:style-name="P27"><text:tab/><text:tab/></text:p>
      <text:p text:style-name="P32">STANDARD</text:p>
      <text:p text:style-name="P32"/>
      <text:p text:style-name="P31">Standard pubblici (art. 9 della normativa generale di PUC)</text:p>
      <text:p text:style-name="P31"/>
      <text:p text:style-name="P27"><draw:control text:anchor-type="as-char" draw:z-index="125" draw:style-name="gr1" draw:text-style-name="P51" svg:width="0.553cm" svg:height="0.458cm" draw:control="control126"/><text:tab/>Il progetto non richiede il reperimento di standard pubblici <text:s text:c="3"/></text:p>
      <text:p text:style-name="P27"><draw:control text:anchor-type="as-char" draw:z-index="126" draw:style-name="gr1" draw:text-style-name="P51" svg:width="0.553cm" svg:height="0.458cm" draw:control="control127"/><text:tab/>Il progetto richiede il reperimento di standard pubblici </text:p>
      <text:p text:style-name="P27"><text:tab/><text:tab/><draw:control text:anchor-type="as-char" draw:z-index="127" draw:style-name="gr1" draw:text-style-name="P51" svg:width="0.553cm" svg:height="0.458cm" draw:control="control128"/><text:tab/>Gli standard sono stati reperiti a progetto e disciplinati dalla convenzione</text:p>
      <text:p text:style-name="P27"><text:tab/><text:tab/><draw:control text:anchor-type="as-char" draw:z-index="128" draw:style-name="gr1" draw:text-style-name="P51" svg:width="0.553cm" svg:height="0.458cm" draw:control="control129"/><text:tab/>Gli standard sono monetizzati secondo il prospetto allegato</text:p>
      <text:p text:style-name="P27"/>
      <text:p text:style-name="P27">Standard privati <text:s text:c="3"/>(art. 10 della normativa generale di PUC)</text:p>
      <text:p text:style-name="P27"/>
      <text:p text:style-name="P27"><draw:control text:anchor-type="as-char" draw:z-index="129" draw:style-name="gr1" draw:text-style-name="P51" svg:width="0.553cm" svg:height="0.458cm" draw:control="control130"/><text:tab/>Il progetto non richiede il reperimento di standard privati <text:s text:c="3"/></text:p>
      <text:p text:style-name="P27"><draw:control text:anchor-type="as-char" draw:z-index="130" draw:style-name="gr1" draw:text-style-name="P51" svg:width="0.553cm" svg:height="0.458cm" draw:control="control131"/><text:tab/>Il progetto richiede il reperimento di standard privati </text:p>
      <text:p text:style-name="P27"><text:tab/><text:tab/><draw:control text:anchor-type="as-char" draw:z-index="131" draw:style-name="gr1" draw:text-style-name="P51" svg:width="0.553cm" svg:height="0.458cm" draw:control="control132"/><text:tab/>Gli standard sono stati reperiti a progetto e disciplinati da convenzione/atto d'obbligo</text:p>
      <text:p text:style-name="P27"><text:tab/><text:tab/><draw:control text:anchor-type="as-char" draw:z-index="132" draw:style-name="gr1" draw:text-style-name="P51" svg:width="0.553cm" svg:height="0.458cm" draw:control="control133"/><text:tab/>Gli standard sono monetizzati secondo il prospetto allegato</text:p>
      <text:p text:style-name="P31"/>
      <text:p text:style-name="P31">Standard normativa commerciale</text:p>
      <text:p text:style-name="P27"/>
      <text:p text:style-name="P27"><draw:control text:anchor-type="as-char" draw:z-index="133" draw:style-name="gr1" draw:text-style-name="P51" svg:width="0.553cm" svg:height="0.458cm" draw:control="control134"/><text:tab/>Il progetto non richiede il reperimento di standard ai sensi dei vigenti criteri di urbanistica commerciale <text:s text:c="3"/></text:p>
      <text:p text:style-name="P27"><draw:control text:anchor-type="as-char" draw:z-index="134" draw:style-name="gr1" draw:text-style-name="P51" svg:width="0.553cm" svg:height="0.458cm" draw:control="control135"/><text:tab/>Il progetto richiede il reperimento <text:s/>di standard ai sensi dei vigenti criteri di urbanistica commerciale</text:p>
      <text:p text:style-name="P27"><text:tab/><text:tab/><draw:control text:anchor-type="as-char" draw:z-index="135" draw:style-name="gr1" draw:text-style-name="P51" svg:width="0.553cm" svg:height="0.458cm" draw:control="control136"/><text:tab/>Gli standard sono stati reperiti a progetto e disciplinati da atto </text:p>
      <text:p text:style-name="P27"><text:tab/><text:tab/></text:p>
      <text:p text:style-name="P27"/>
      <text:p text:style-name="P37">ISTAT</text:p>
      <text:p text:style-name="P37"/>
      <text:p text:style-name="P27"><draw:control text:anchor-type="as-char" draw:z-index="136" draw:style-name="gr1" draw:text-style-name="P51" svg:width="0.553cm" svg:height="0.458cm" draw:control="control137"/><text:tab/>Il progetto non richiede la compilazione del modello ISTAT <text:s text:c="2"/></text:p>
      <text:p text:style-name="P27"><draw:control text:anchor-type="as-char" draw:z-index="137" draw:style-name="gr1" draw:text-style-name="P51" svg:width="0.553cm" svg:height="0.458cm" draw:control="control138"/><text:tab/>Il progetto richiede la compilazione del modello ISTAT <text:s text:c="3"/></text:p>
      <text:p text:style-name="P27"><text:tab/><text:tab/><draw:control text:anchor-type="as-char" draw:z-index="138" draw:style-name="gr1" draw:text-style-name="P51" svg:width="0.553cm" svg:height="0.458cm" draw:control="control139"/><text:tab/>Il modello è stato compilato dal tecnico incaricato e verificato </text:p>
      <text:p text:style-name="P27"/>
      <text:p text:style-name="P38"/>
      <text:p text:style-name="P38"/>
      <text:p text:style-name="P38"/>
      <text:p text:style-name="P38"><text:soft-page-break/>Effettuate le valutazioni del progetto in rapporto agli aspetti urbanistici-edilizi di competenza, si formula la seguente proposta di provvedimento:</text:p>
      <text:list xml:id="list3677678313047293043" text:style-name="WW8Num5">
        <text:list-header>
          <text:p text:style-name="P50"/>
        </text:list-header>
      </text:list>
      <text:p text:style-name="P38"><draw:control text:anchor-type="as-char" draw:z-index="139" draw:style-name="gr1" draw:text-style-name="P51" svg:width="0.625cm" svg:height="0.41cm" draw:control="control140"/><text:tab/>di permesso di costruire come da bozza allegata</text:p>
      <text:p text:style-name="P38"><text:s/></text:p>
      <text:p text:style-name="P39">oppure</text:p>
      <text:p text:style-name="P38"/>
      <text:p text:style-name="P38"><draw:control text:anchor-type="as-char" draw:z-index="140" draw:style-name="gr1" draw:text-style-name="P51" svg:width="0.625cm" svg:height="0.41cm" draw:control="control141"/><text:tab/>di avvio del procedimento di diniego del permesso di costruire come da bozza allegata</text:p>
      <text:p text:style-name="P38"/>
      <text:p text:style-name="P40"/>
      <text:p text:style-name="P17">Data __________________</text:p>
      <text:p text:style-name="P17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18"><text:s/>L'Istruttore tecnico</text:p>
            <text:p text:style-name="P18">[istruttore_tecnico]</text:p>
            <text:p text:style-name="P18"/>
          </table:table-cell>
          <table:table-cell table:style-name="Tabella10.A1" office:value-type="string">
            <text:p text:style-name="P18">Il responsabile del procedimento</text:p>
            <text:p text:style-name="P18">[responsabile_procedimento]</text:p>
          </table:table-cell>
        </table:table-row>
      </table:table>
      <text:p text:style-name="P17"/>
      <text:p text:style-name="P17"><text:s text:c="3"/></text:p>
      <text:p text:style-name="P17"><text:tab/><text:tab/><text:tab/><text:tab/><text:tab/></text:p>
      <text:p text:style-name="P17"/>
      <text:p text:style-name="P17"><text:tab/><text:tab/><text:tab/></text:p>
      <text:p text:style-name="P7"/>
      <text:p text:style-name="Normale"/>
      <text:p text:style-name="Normale"/>
      <text:p text:style-name="Normale"/>
      <text:p text:style-name="P4"/>
      <text:p text:style-name="Normale"/>
      <text:p text:style-name="P4"/>
      <text:p text:style-name="P4"/>
      <text:p text:style-name="P5"/>
      <text:p text:style-name="P5"/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fo:text-shadow="none" style:text-underline-style="none" fo:font-weight="normal" style:letter-kerning="false" style:font-size-asian="10pt" style:language-asian="it" style:country-asian="I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0" fo:hyphenation-push-char-count="0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WW8Num5z0" style:family="text">
      <style:text-properties style:font-name="Times New Roman" style:font-name-asian="Times New Roman" style:font-name-complex="Times New Roman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" fo:font-size="9pt" style:font-size-asian="9pt" style:font-size-complex="9pt"/>
    </style:style>
    <style:style style:name="MP2" style:family="paragraph" style:parent-style-name="Footer">
      <style:text-properties style:font-name="Arial" fo:font-size="9pt" style:font-size-asian="9pt" style:font-size-complex="9pt"/>
    </style:style>
    <style:style style:name="MP3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9pt" style:font-size-asian="9pt" style:font-size-complex="9pt"/>
    </style:style>
    <style:style style:name="MT1" style:family="text">
      <style:text-properties style:font-name="Zurich XBlk BT" fo:font-size="8pt" style:font-size-asian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Istruttore tecnico: [onload.istruttore_tecnico]</text:p>
        <text:p text:style-name="MP2"><text:span text:style-name="Car._20_predefinito_20_paragrafo"><text:span text:style-name="MT1">Responsabile del procedimento: [onload.responsabile_procedimento]</text:span></text:span></text:p>
      </style:footer>
    </style:master-page>
    <style:master-page style:name="MPF0" style:page-layout-name="Mpm3" style:next-style-name="MP0">
      <style:header>
        <text:p text:style-name="MP3">Pratica prot. [protocollo] <text:s/>del [data_protocollo]</text:p>
      </style:header>
      <style:footer>
        <text:p text:style-name="MP1">Istruttore tecnico: [onload.istruttore_tecnico]</text:p>
        <text:p text:style-name="MP2">Responsabile del procedimento: [onload.responsabile_procedimento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meta:initial-creator>Claudio</meta:initial-creator>
    <meta:creation-date>2014-01-26T19:11:00Z</meta:creation-date>
    <dc:date>2016-05-17T15:12:16.73</dc:date>
    <meta:print-date>1998-05-22T16:21:00Z</meta:print-date>
    <meta:editing-cycles>6</meta:editing-cycles>
    <meta:editing-duration>PT26M29S</meta:editing-duration>
    <meta:document-statistic meta:table-count="9" meta:image-count="0" meta:object-count="0" meta:page-count="7" meta:paragraph-count="290" meta:word-count="1107" meta:character-count="9371"/>
    <meta:template xlink:type="simple" xlink:actuate="onRequest" xlink:title="" xlink:href="../../../AppData/Local/Temp/prova.odt/revoca%20sospensione%20dia%20dopo%20pareri%20.dot"/>
  </office:meta>
</office:document-meta>
</file>